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41D000001DBB2D187B6D6CE553B.png" manifest:media-type="image/png"/>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001000001090000006FE7D907F2C01A3674.png" manifest:media-type="image/png"/>
  <manifest:file-entry manifest:full-path="Pictures/100048B800001B6E00000B7822A3FAAEBE51E006.wmf" manifest:media-type="image/x-w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ffe1ff" draw:textarea-horizontal-align="justify" draw:textarea-vertical-align="middle" draw:auto-grow-height="false" fo:min-height="8.75cm" fo:min-width="8.5cm"/>
    </style:style>
    <style:style style:name="gr4" style:family="graphic" style:parent-style-name="standard">
      <style:graphic-properties svg:stroke-color="#000000" draw:fill-color="#ffffff" draw:textarea-horizontal-align="justify" draw:textarea-vertical-align="middle" draw:auto-grow-height="false" fo:min-height="0.104cm" fo:min-width="0cm"/>
    </style:style>
    <style:style style:name="gr5" style:family="graphic" style:parent-style-name="standard">
      <style:graphic-properties svg:stroke-color="#000000" draw:fill-color="#f0e6ff" draw:textarea-horizontal-align="justify" draw:textarea-vertical-align="middle" draw:auto-grow-height="false" fo:min-height="0.104cm" fo:min-width="0cm"/>
    </style:style>
    <style:style style:name="gr6" style:family="graphic" style:parent-style-name="standard">
      <style:graphic-properties svg:stroke-color="#000000" draw:fill-color="#ffe1ff" draw:textarea-horizontal-align="justify" draw:textarea-vertical-align="middle" draw:auto-grow-height="false" fo:min-height="8.75cm" fo:min-width="8.5cm"/>
      <style:paragraph-properties style:writing-mode="lr-tb"/>
    </style:style>
    <style:style style:name="gr7" style:family="graphic" style:parent-style-name="standard">
      <style:graphic-properties svg:stroke-color="#000000" draw:fill-color="#ccffcc" draw:textarea-horizontal-align="justify" draw:textarea-vertical-align="middle" draw:auto-grow-height="false" fo:min-height="8.75cm" fo:min-width="8.5cm" draw:shadow="hidden"/>
    </style:style>
    <style:style style:name="gr8" style:family="graphic" style:parent-style-name="standard">
      <style:graphic-properties svg:stroke-color="#000000" draw:fill-color="#ffffff" draw:textarea-horizontal-align="justify" draw:textarea-vertical-align="middle" draw:auto-grow-height="false" fo:min-height="0.186cm" fo:min-width="0cm"/>
    </style:style>
    <style:style style:name="gr9" style:family="graphic" style:parent-style-name="standard">
      <style:graphic-properties svg:stroke-color="#000000" draw:fill-color="#ffffff" draw:textarea-horizontal-align="justify" draw:textarea-vertical-align="top" draw:auto-grow-height="false" fo:min-height="8.178cm" fo:min-width="13.732cm"/>
      <style:paragraph-properties style:writing-mode="lr-tb"/>
    </style:style>
    <style:style style:name="gr10" style:family="graphic" style:parent-style-name="standard">
      <style:graphic-properties svg:stroke-color="#000000" draw:fill-color="#f0e6ff" draw:textarea-horizontal-align="justify" draw:textarea-vertical-align="middle" draw:auto-grow-height="false" fo:min-height="0.95cm" fo:min-width="2.9cm"/>
    </style:style>
    <style:style style:name="gr11" style:family="graphic" style:parent-style-name="standard">
      <style:graphic-properties draw:stroke="dash" draw:stroke-dash="Fine_20_Dashed" svg:stroke-color="#000000" draw:marker-end="Arrow_20_concave" draw:textarea-vertical-align="middle"/>
    </style:style>
    <style:style style:name="gr12" style:family="graphic" style:parent-style-name="standard">
      <style:graphic-properties svg:stroke-color="#000000" draw:marker-start="" draw:marker-start-width="0.3cm" draw:marker-end="" draw:marker-end-width="0.3cm" draw:textarea-vertical-align="middle"/>
    </style:style>
    <style:style style:name="gr13" style:family="graphic" style:parent-style-name="standard">
      <style:graphic-properties svg:stroke-color="#000000" draw:fill-color="#ffffff" draw:textarea-horizontal-align="justify" draw:textarea-vertical-align="middle" draw:auto-grow-height="false" fo:min-height="0.95cm" fo:min-width="2.9cm"/>
      <style:paragraph-properties style:writing-mode="lr-tb"/>
    </style:style>
    <style:style style:name="gr14" style:family="graphic" style:parent-style-name="standard">
      <style:graphic-properties svg:stroke-color="#000000" draw:fill-color="#ffffff" draw:textarea-horizontal-align="justify" draw:textarea-vertical-align="middle" draw:auto-grow-height="false" fo:min-height="0.95cm" fo:min-width="0.7cm"/>
    </style:style>
    <style:style style:name="gr15" style:family="graphic" style:parent-style-name="standard">
      <style:graphic-properties draw:stroke="none" svg:stroke-color="#000000" draw:fill="none" draw:fill-color="#ffffff" draw:textarea-horizontal-align="left" draw:auto-grow-height="true" draw:auto-grow-width="true" fo:min-height="0.636cm" fo:min-width="5.112cm"/>
      <style:paragraph-properties style:writing-mode="lr-tb"/>
    </style:style>
    <style:style style:name="gr16" style:family="graphic" style:parent-style-name="standard">
      <style:graphic-properties svg:stroke-color="#000000" draw:fill-color="#ffffff" draw:textarea-horizontal-align="justify" draw:textarea-vertical-align="middle" draw:auto-grow-height="false" fo:min-height="0.95cm" fo:min-width="3.31cm"/>
      <style:paragraph-properties style:writing-mode="lr-tb"/>
    </style:style>
    <style:style style:name="gr17" style:family="graphic" style:parent-style-name="standard">
      <style:graphic-properties svg:stroke-color="#000000" draw:fill-color="#f0e6ff" draw:textarea-horizontal-align="justify" draw:textarea-vertical-align="middle" draw:auto-grow-height="false" fo:min-height="1.385cm" fo:min-width="11.163cm"/>
      <style:paragraph-properties style:writing-mode="lr-tb"/>
    </style:style>
    <style:style style:name="gr18" style:family="graphic" style:parent-style-name="standard">
      <style:graphic-properties draw:textarea-horizontal-align="justify" draw:textarea-vertical-align="middle" draw:auto-grow-height="false" fo:min-height="0.258cm" fo:min-width="0.008cm"/>
    </style:style>
    <style:style style:name="gr19" style:family="graphic" style:parent-style-name="standard">
      <style:graphic-properties svg:stroke-color="#000000" draw:fill-color="#ffffff" draw:textarea-horizontal-align="justify" draw:textarea-vertical-align="top" draw:auto-grow-height="false" fo:min-height="4.85cm" fo:min-width="13.732cm"/>
      <style:paragraph-properties style:writing-mode="lr-tb"/>
    </style:style>
    <style:style style:name="gr20" style:family="graphic" style:parent-style-name="standard">
      <style:graphic-properties svg:stroke-color="#000000" draw:fill-color="#ffffff" draw:textarea-horizontal-align="justify" draw:textarea-vertical-align="middle" draw:auto-grow-height="false" fo:min-height="1.082cm" fo:min-width="4.967cm"/>
    </style:style>
    <style:style style:name="gr21" style:family="graphic" style:parent-style-name="standard">
      <style:graphic-properties svg:stroke-color="#000000" draw:fill-color="#ffffff" draw:textarea-horizontal-align="justify" draw:textarea-vertical-align="middle" draw:auto-grow-height="false" fo:min-height="1.193cm" fo:min-width="1.533cm"/>
    </style:style>
    <style:style style:name="gr22" style:family="graphic" style:parent-style-name="standard">
      <style:graphic-properties svg:stroke-color="#000000" draw:fill-color="#ffffff" draw:opacity="100%" draw:textarea-horizontal-align="justify" draw:textarea-vertical-align="middle" draw:auto-grow-height="false" fo:min-height="1.174cm" fo:min-width="1.533cm" draw:shadow-opacity="100%"/>
    </style:style>
    <style:style style:name="gr23" style:family="graphic" style:parent-style-name="standard">
      <style:graphic-properties svg:stroke-width="0.02cm" svg:stroke-color="#000000" draw:marker-start-width="0.26cm" draw:marker-end-width="0.26cm" draw:fill-color="#f0e6ff" draw:textarea-horizontal-align="justify" draw:textarea-vertical-align="middle" draw:auto-grow-height="false" fo:min-height="0cm" fo:min-width="0cm" fo:padding-top="0.135cm" fo:padding-bottom="0.135cm" fo:padding-left="0.26cm" fo:padding-right="0.26cm"/>
    </style:style>
    <style:style style:name="gr24" style:family="graphic" style:parent-style-name="standard">
      <style:graphic-properties svg:stroke-color="#000000" draw:fill-color="#f0e6ff" draw:textarea-vertical-align="middle"/>
    </style:style>
    <style:style style:name="gr25" style:family="graphic" style:parent-style-name="standard">
      <style:graphic-properties svg:stroke-width="0.02cm" svg:stroke-color="#000000" draw:marker-start-width="0.26cm" draw:marker-end-width="0.26cm" draw:fill="solid" draw:fill-color="#f0e6ff" draw:textarea-horizontal-align="justify" draw:textarea-vertical-align="middle" draw:auto-grow-height="false" fo:min-height="0cm" fo:min-width="0.966cm" fo:padding-top="0.135cm" fo:padding-bottom="0.135cm" fo:padding-left="0.26cm" fo:padding-right="0.26cm"/>
    </style:style>
    <style:style style:name="gr26" style:family="graphic" style:parent-style-name="standard">
      <style:graphic-properties svg:stroke-width="0.02cm" svg:stroke-color="#000000" draw:marker-start-width="0.285cm" draw:marker-end-width="0.285cm" draw:fill="none" draw:fill-color="#ffffff" draw:textarea-horizontal-align="justify" draw:textarea-vertical-align="middle" draw:auto-grow-height="false" fo:min-height="0.836cm" fo:min-width="0.966cm" fo:padding-top="0.135cm" fo:padding-bottom="0.135cm" fo:padding-left="0.26cm" fo:padding-right="0.26cm"/>
    </style:style>
    <style:style style:name="gr27" style:family="graphic" style:parent-style-name="standard">
      <style:graphic-properties svg:stroke-color="#000000" draw:fill-color="#f0e6ff" draw:opacity="50%" draw:textarea-horizontal-align="justify" draw:textarea-vertical-align="middle" draw:auto-grow-height="false" fo:min-height="0.856cm" fo:min-width="0cm" draw:shadow-opacity="50%"/>
    </style:style>
    <style:style style:name="gr28" style:family="graphic" style:parent-style-name="standard">
      <style:graphic-properties svg:stroke-color="#000000" draw:marker-start="Arrow_20_concave" draw:marker-start-width="0.2cm" draw:marker-end="Arrow_20_concave" draw:marker-end-width="0.2cm" draw:textarea-vertical-align="middle"/>
    </style:style>
    <style:style style:name="gr29" style:family="graphic" style:parent-style-name="standard">
      <style:graphic-properties svg:stroke-color="#000000" draw:fill-color="#f0e6ff" draw:textarea-horizontal-align="justify" draw:textarea-vertical-align="middle" draw:auto-grow-height="false" fo:min-height="0.521cm" fo:min-width="9.755cm"/>
      <style:paragraph-properties style:writing-mode="lr-tb"/>
    </style:style>
    <style:style style:name="gr30"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aster1_5f_-title" style:list-style-name="L1">
      <style:graphic-properties fo:min-height="3.477cm"/>
      <style:paragraph-properties style:writing-mode="lr-tb"/>
    </style:style>
    <style:style style:name="pr2" style:family="presentation" style:parent-style-name="master1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master-notes">
      <style:graphic-properties draw:fill-color="#ffffff" draw:auto-grow-height="true" fo:min-height="13.766cm"/>
      <style:paragraph-properties style:writing-mode="lr-tb"/>
    </style:style>
    <style:style style:name="pr7" style:family="presentation" style:parent-style-name="master-notes">
      <style:graphic-properties draw:fill-color="#ffffff" draw:auto-grow-height="true" fo:min-height="14.876cm"/>
      <style:paragraph-properties style:writing-mode="lr-tb"/>
    </style:style>
    <style:style style:name="pr8" style:family="presentation" style:parent-style-name="master-notes">
      <style:graphic-properties draw:fill-color="#ffffff" draw:auto-grow-height="true" fo:min-height="13.566cm"/>
      <style:paragraph-properties style:writing-mode="lr-tb"/>
    </style:style>
    <style:style style:name="pr9" style:family="presentation" style:parent-style-name="master-title">
      <style:graphic-properties fo:min-height="1.741cm"/>
      <style:paragraph-properties style:writing-mode="lr-tb"/>
    </style:style>
    <style:style style:name="pr10" style:family="presentation" style:parent-style-name="master-outline1">
      <style:graphic-properties fo:min-height="14.15cm"/>
      <style:paragraph-properties style:writing-mode="lr-tb"/>
    </style:style>
    <style:style style:name="pr11" style:family="presentation" style:parent-style-name="master-notes">
      <style:graphic-properties draw:fill-color="#ffffff" fo:min-height="13.364cm"/>
      <style:paragraph-properties style:writing-mode="lr-tb"/>
    </style:style>
    <style:style style:name="pr12" style:family="presentation" style:parent-style-name="master-outline1" style:list-style-name="L4">
      <style:graphic-properties fo:min-height="14.15cm"/>
      <style:paragraph-properties style:writing-mode="lr-tb"/>
    </style:style>
    <style:style style:name="pr13" style:family="presentation" style:parent-style-name="master-notes">
      <style:graphic-properties draw:fill-color="#ffffff" fo:min-height="14.64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3" fo:language="ru" fo:country="RU"/>
    </style:style>
    <style:style style:name="P3" style:family="paragraph">
      <style:paragraph-properties fo:text-align="center" style:writing-mode="lr-tb"/>
      <style:text-properties fo:color="#ffffff" loext:opacity="100%" fo:font-size="36pt" fo:language="ru" fo:country="RU"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fo:language="ru" fo:country="RU"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fo:language="ru" fo:country="RU"/>
    </style:style>
    <style:style style:name="P8" style:family="paragraph">
      <style:paragraph-properties style:writing-mode="lr-tb"/>
      <style:text-properties fo:language="ru" fo:country="RU"/>
    </style:style>
    <style:style style:name="P9" style:family="paragraph">
      <style:paragraph-properties fo:margin-top="0cm" fo:margin-bottom="0.4cm"/>
    </style:style>
    <style:style style:name="P10" style:family="paragraph">
      <style:paragraph-properties fo:margin-top="0cm" fo:margin-bottom="0.4cm" style:writing-mode="lr-tb"/>
      <style:text-properties fo:font-size="28pt" fo:language="ru" fo:country="RU" style:font-size-asian="28pt" style:font-size-complex="28pt"/>
    </style:style>
    <style:style style:name="P11" style:family="paragraph">
      <loext:graphic-properties draw:fill-color="#ffffff"/>
      <style:paragraph-properties style:writing-mode="lr-tb"/>
      <style:text-properties fo:font-size="20pt" fo:language="ru" fo:country="RU"/>
    </style:style>
    <style:style style:name="P12" style:family="paragraph">
      <style:paragraph-properties fo:margin-top="0cm" fo:margin-bottom="0.2cm"/>
    </style:style>
    <style:style style:name="P13" style:family="paragraph">
      <style:paragraph-properties fo:margin-top="0cm" fo:margin-bottom="0.5cm"/>
    </style:style>
    <style:style style:name="P14" style:family="paragraph">
      <style:paragraph-properties fo:margin-top="0cm" fo:margin-bottom="0.3cm"/>
    </style:style>
    <style:style style:name="P15" style:family="paragraph">
      <style:paragraph-properties fo:margin-left="0cm" fo:margin-right="0cm" fo:margin-top="0cm" fo:margin-bottom="0.2cm" fo:text-indent="0cm" style:writing-mode="lr-tb"/>
    </style:style>
    <style:style style:name="P16" style:family="paragraph">
      <loext:graphic-properties draw:fill-color="#ffffff"/>
      <style:paragraph-properties fo:margin-left="0cm" fo:margin-right="0cm" fo:margin-top="0cm" fo:margin-bottom="0.2cm" fo:text-indent="0cm" style:writing-mode="lr-tb"/>
      <style:text-properties fo:font-size="14pt" fo:language="ru" fo:country="RU" style:font-size-asian="14pt" style:font-size-complex="14pt"/>
    </style:style>
    <style:style style:name="P17" style:family="paragraph">
      <style:paragraph-properties fo:margin-top="0cm" fo:margin-bottom="0.4cm" style:writing-mode="lr-tb"/>
      <style:text-properties fo:language="ru" fo:country="RU"/>
    </style:style>
    <style:style style:name="P18" style:family="paragraph">
      <style:paragraph-properties fo:margin-left="0cm" fo:margin-right="0cm" fo:margin-top="0cm" fo:margin-bottom="0.2cm" fo:text-indent="-0.6cm" style:writing-mode="lr-tb"/>
    </style:style>
    <style:style style:name="P19" style:family="paragraph">
      <loext:graphic-properties draw:fill-color="#ffffff"/>
      <style:paragraph-properties fo:margin-left="0cm" fo:margin-right="0cm" fo:margin-top="0cm" fo:margin-bottom="0.2cm" fo:text-indent="-0.6cm" style:writing-mode="lr-tb"/>
      <style:text-properties fo:font-size="14pt" fo:language="ru" fo:country="RU" style:font-size-asian="14pt" style:font-size-complex="14pt"/>
    </style:style>
    <style:style style:name="P20" style:family="paragraph">
      <loext:graphic-properties draw:fill-color="#ffe1ff"/>
      <style:paragraph-properties fo:text-align="center"/>
      <style:text-properties fo:language="ru" fo:country="RU"/>
    </style:style>
    <style:style style:name="P21" style:family="paragraph">
      <loext:graphic-properties draw:fill-color="#ffffff"/>
      <style:paragraph-properties fo:text-align="center"/>
      <style:text-properties fo:language="ru" fo:country="RU"/>
    </style:style>
    <style:style style:name="P22" style:family="paragraph">
      <loext:graphic-properties draw:fill-color="#f0e6ff"/>
      <style:paragraph-properties fo:text-align="center"/>
      <style:text-properties fo:language="ru" fo:country="RU"/>
    </style:style>
    <style:style style:name="P23" style:family="paragraph">
      <loext:graphic-properties draw:fill-color="#ffe1ff"/>
      <style:paragraph-properties fo:text-align="center" style:writing-mode="lr-tb"/>
      <style:text-properties fo:font-size="18pt" fo:language="ru" fo:country="RU"/>
    </style:style>
    <style:style style:name="P24" style:family="paragraph">
      <loext:graphic-properties draw:fill-color="#ccffcc"/>
      <style:paragraph-properties fo:text-align="center"/>
      <style:text-properties fo:language="ru" fo:country="RU"/>
    </style:style>
    <style:style style:name="P25" style:family="paragraph">
      <style:paragraph-properties fo:margin-left="0cm" fo:margin-right="0cm" fo:margin-top="0cm" fo:margin-bottom="0.2cm" fo:text-indent="0cm"/>
    </style:style>
    <style:style style:name="P26" style:family="paragraph">
      <loext:graphic-properties draw:fill-color="#ffffff"/>
      <style:paragraph-properties fo:text-align="center"/>
      <style:text-properties fo:font-size="16pt" fo:language="ru" fo:country="RU" style:font-size-asian="16pt" style:font-size-complex="16pt"/>
    </style:style>
    <style:style style:name="P27" style:family="paragraph">
      <style:paragraph-properties style:writing-mode="lr-tb"/>
      <style:text-properties fo:color="#000000" loext:opacity="100%" fo:language="ru" fo:country="RU" fo:background-color="transparent"/>
    </style:style>
    <style:style style:name="P28" style:family="paragraph">
      <style:paragraph-properties fo:margin-top="0cm" fo:margin-bottom="0.4cm" style:writing-mode="lr-tb"/>
      <style:text-properties fo:color="#000000" loext:opacity="100%" fo:font-size="28pt" fo:language="ru" fo:country="RU" style:font-size-asian="28pt" style:font-size-complex="28pt"/>
    </style:style>
    <style:style style:name="P29" style:family="paragraph">
      <style:paragraph-properties fo:text-align="center" style:writing-mode="lr-tb"/>
      <style:text-properties fo:font-size="16pt" fo:language="ru" fo:country="RU" style:font-size-asian="16pt" style:font-size-complex="16pt"/>
    </style:style>
    <style:style style:name="P30" style:family="paragraph">
      <style:paragraph-properties fo:text-align="end" style:writing-mode="lr-tb"/>
      <style:text-properties fo:font-size="16pt" fo:language="ru" fo:country="RU" style:font-size-asian="16pt" style:font-size-complex="16pt"/>
    </style:style>
    <style:style style:name="P31" style:family="paragraph">
      <loext:graphic-properties draw:fill-color="#ffffff"/>
      <style:paragraph-properties fo:text-align="center" style:writing-mode="lr-tb"/>
      <style:text-properties fo:font-size="16pt" fo:language="ru" fo:country="RU" style:font-size-asian="16pt" style:font-size-complex="16pt"/>
    </style:style>
    <style:style style:name="P32" style:family="paragraph">
      <loext:graphic-properties draw:fill-color="#f0e6ff"/>
      <style:paragraph-properties fo:text-align="center"/>
      <style:text-properties fo:font-size="16pt" fo:language="ru" fo:country="RU" style:font-size-asian="16pt" style:font-size-complex="16pt"/>
    </style:style>
    <style:style style:name="P33" style:family="paragraph">
      <style:paragraph-properties fo:text-align="center"/>
      <style:text-properties fo:language="ru" fo:country="RU"/>
    </style:style>
    <style:style style:name="P34" style:family="paragraph">
      <style:paragraph-properties fo:text-align="center"/>
      <style:text-properties fo:font-size="16pt" fo:language="ru" fo:country="RU" style:font-size-asian="16pt" style:font-size-complex="16pt"/>
    </style:style>
    <style:style style:name="P35" style:family="paragraph">
      <loext:graphic-properties draw:fill="none" draw:fill-color="#ffffff"/>
      <style:paragraph-properties style:writing-mode="lr-tb"/>
      <style:text-properties fo:font-size="16pt" fo:language="ru" fo:country="RU" fo:background-color="transparent" style:font-size-asian="16pt" style:font-size-complex="16pt"/>
    </style:style>
    <style:style style:name="P36" style:family="paragraph">
      <style:paragraph-properties fo:text-align="center" style:writing-mode="lr-tb"/>
      <style:text-properties fo:font-size="14pt" fo:language="ru" fo:country="RU" style:font-size-asian="14pt" style:font-size-complex="14pt"/>
    </style:style>
    <style:style style:name="P37" style:family="paragraph">
      <loext:graphic-properties draw:fill-color="#f0e6ff"/>
      <style:paragraph-properties fo:text-align="center" style:writing-mode="lr-tb"/>
      <style:text-properties fo:font-size="14pt" fo:language="ru" fo:country="RU" style:font-size-asian="14pt" style:font-size-complex="14pt"/>
    </style:style>
    <style:style style:name="P38" style:family="paragraph">
      <loext:graphic-properties draw:fill-color="#ffffff" draw:opacity="100%"/>
      <style:paragraph-properties fo:text-align="center"/>
      <style:text-properties fo:language="ru" fo:country="RU"/>
    </style:style>
    <style:style style:name="P39" style:family="paragraph">
      <loext:graphic-properties draw:fill="solid" draw:fill-color="#f0e6ff"/>
      <style:paragraph-properties fo:text-align="center"/>
      <style:text-properties fo:font-size="16pt" fo:language="ru" fo:country="RU" style:font-size-asian="16pt" style:font-size-complex="16pt"/>
    </style:style>
    <style:style style:name="P40" style:family="paragraph">
      <loext:graphic-properties draw:fill="none" draw:fill-color="#ffffff"/>
      <style:paragraph-properties fo:text-align="center"/>
      <style:text-properties fo:font-size="16pt" fo:language="ru" fo:country="RU" style:font-size-asian="16pt" style:font-size-complex="16pt"/>
    </style:style>
    <style:style style:name="P41" style:family="paragraph">
      <loext:graphic-properties draw:fill-color="#f0e6ff" draw:opacity="50%"/>
      <style:paragraph-properties fo:text-align="center"/>
      <style:text-properties fo:font-size="16pt" fo:language="ru" fo:country="RU" style:font-size-asian="16pt" style:font-size-complex="16pt"/>
    </style:style>
    <style:style style:name="P42" style:family="paragraph">
      <style:paragraph-properties fo:margin-left="0cm" fo:margin-right="0cm" fo:margin-top="0cm" fo:margin-bottom="0.2cm" fo:text-indent="-0.61cm"/>
    </style:style>
    <style:style style:name="P43" style:family="paragraph">
      <loext:graphic-properties draw:fill-color="#ffffff"/>
      <style:paragraph-properties fo:margin-left="0cm" fo:margin-right="0cm" fo:margin-top="0cm" fo:margin-bottom="0.2cm" fo:text-indent="-0.61cm" style:writing-mode="lr-tb"/>
      <style:text-properties style:font-name="Liberation Sans3" fo:font-size="14pt" fo:language="ru" fo:country="RU" style:font-size-asian="14pt" style:font-size-complex="14pt"/>
    </style:style>
    <style:style style:name="P44" style:family="paragraph">
      <style:paragraph-properties fo:margin-top="0cm" fo:margin-bottom="0.1cm">
        <style:tab-stops>
          <style:tab-stop style:position="12.105cm"/>
        </style:tab-stops>
      </style:paragraph-properties>
    </style:style>
    <style:style style:name="P45" style:family="paragraph">
      <style:paragraph-properties fo:margin-top="0cm" fo:margin-bottom="0.2cm">
        <style:tab-stops>
          <style:tab-stop style:position="12.105cm"/>
        </style:tab-stops>
      </style:paragraph-properties>
    </style:style>
    <style:style style:name="P46" style:family="paragraph">
      <style:paragraph-properties fo:margin-top="0cm" fo:margin-bottom="0.5cm">
        <style:tab-stops>
          <style:tab-stop style:position="12.105cm"/>
        </style:tab-stops>
      </style:paragraph-properties>
    </style:style>
    <style:style style:name="P47" style:family="paragraph">
      <style:paragraph-properties fo:margin-top="0cm" fo:margin-bottom="0.4cm">
        <style:tab-stops>
          <style:tab-stop style:position="12.105cm"/>
        </style:tab-stops>
      </style:paragraph-properties>
    </style:style>
    <style:style style:name="P48" style:family="paragraph">
      <style:paragraph-properties fo:margin-left="0cm" fo:margin-right="0cm" fo:margin-top="0cm" fo:margin-bottom="0.2cm" fo:text-indent="0cm" style:writing-mode="lr-tb">
        <style:tab-stops>
          <style:tab-stop style:position="12.105cm"/>
        </style:tab-stops>
      </style:paragraph-properties>
    </style:style>
    <style:style style:name="P49" style:family="paragraph">
      <style:paragraph-properties fo:margin-left="0cm" fo:margin-right="0cm" fo:margin-top="0cm" fo:margin-bottom="0.5cm" fo:text-indent="0cm" style:writing-mode="lr-tb">
        <style:tab-stops>
          <style:tab-stop style:position="12.105cm"/>
        </style:tab-stops>
      </style:paragraph-properties>
    </style:style>
    <style:style style:name="P50" style:family="paragraph">
      <style:paragraph-properties fo:margin-left="0cm" fo:margin-right="0cm" fo:margin-top="0cm" fo:margin-bottom="0.4cm" fo:text-indent="0cm" style:writing-mode="lr-tb">
        <style:tab-stops>
          <style:tab-stop style:position="12.105cm"/>
        </style:tab-stops>
      </style:paragraph-properties>
    </style:style>
    <style:style style:name="P51" style:family="paragraph">
      <loext:graphic-properties draw:fill="none"/>
      <style:paragraph-properties fo:text-align="start" style:writing-mode="lr-tb"/>
      <style:text-properties style:font-name="Liberation Mono2" fo:font-size="18pt" fo:language="ru" fo:country="RU"/>
    </style:style>
    <style:style style:name="P52" style:family="paragraph">
      <style:paragraph-properties>
        <style:tab-stops>
          <style:tab-stop style:position="12.105cm"/>
        </style:tab-stops>
      </style:paragraph-properties>
    </style:style>
    <style:style style:name="P53" style:family="paragraph">
      <style:paragraph-properties fo:margin-top="0cm" fo:margin-bottom="0.3cm">
        <style:tab-stops>
          <style:tab-stop style:position="12.105cm"/>
        </style:tab-stops>
      </style:paragraph-properties>
    </style:style>
    <style:style style:name="P54" style:family="paragraph">
      <style:paragraph-properties fo:margin-top="0.2cm" fo:margin-bottom="0.5cm"/>
    </style:style>
    <style:style style:name="P55" style:family="paragraph">
      <style:paragraph-properties fo:margin-left="0cm" fo:margin-right="0cm" fo:margin-top="0cm" fo:margin-bottom="0.3cm" fo:text-indent="0cm" style:writing-mode="lr-tb">
        <style:tab-stops>
          <style:tab-stop style:position="11.603cm"/>
        </style:tab-stops>
      </style:paragraph-properties>
    </style:style>
    <style:style style:name="P56" style:family="paragraph">
      <style:paragraph-properties fo:margin-left="0cm" fo:margin-right="0cm" fo:margin-top="0cm" fo:margin-bottom="0.5cm" fo:text-indent="0cm" style:writing-mode="lr-tb"/>
    </style:style>
    <style:style style:name="P57" style:family="paragraph">
      <style:paragraph-properties fo:margin-top="0.2cm" fo:margin-bottom="0.3cm">
        <style:tab-stops>
          <style:tab-stop style:position="11.603cm"/>
        </style:tab-stops>
      </style:paragraph-properties>
    </style:style>
    <style:style style:name="P58" style:family="paragraph">
      <style:paragraph-properties fo:margin-top="0.203cm" fo:margin-bottom="0.203cm">
        <style:tab-stops>
          <style:tab-stop style:position="11.603cm"/>
        </style:tab-stops>
      </style:paragraph-properties>
    </style:style>
    <style:style style:name="P59" style:family="paragraph">
      <style:paragraph-properties fo:margin-left="0cm" fo:margin-right="0cm" fo:margin-top="0.203cm" fo:margin-bottom="0.203cm" fo:text-indent="0cm" style:writing-mode="lr-tb">
        <style:tab-stops>
          <style:tab-stop style:position="12.105cm"/>
        </style:tab-stops>
      </style:paragraph-properties>
    </style:style>
    <style:style style:name="P60" style:family="paragraph">
      <style:paragraph-properties fo:margin-top="0.203cm" fo:margin-bottom="0.203cm">
        <style:tab-stops>
          <style:tab-stop style:position="12.105cm"/>
        </style:tab-stops>
      </style:paragraph-properties>
    </style:style>
    <style:style style:name="P61" style:family="paragraph">
      <loext:graphic-properties draw:fill-color="#ffffff"/>
      <style:paragraph-properties style:writing-mode="lr-tb"/>
      <style:text-properties fo:language="ru" fo:country="RU"/>
    </style:style>
    <style:style style:name="P62" style:family="paragraph">
      <style:paragraph-properties fo:margin-top="0cm" fo:margin-bottom="0.3cm" style:writing-mode="lr-tb"/>
      <style:text-properties fo:font-size="26pt" fo:language="ru" fo:country="RU" style:font-size-asian="26pt" style:font-size-complex="26pt"/>
    </style:style>
    <style:style style:name="P63" style:family="paragraph">
      <style:paragraph-properties fo:margin-left="0cm" fo:margin-right="0cm" fo:margin-top="0cm" fo:margin-bottom="0.2cm" fo:text-indent="-0.6cm"/>
    </style:style>
    <style:style style:name="P64" style:family="paragraph">
      <loext:graphic-properties draw:fill-color="#ffffff"/>
      <style:paragraph-properties fo:margin-left="0cm" fo:margin-right="0cm" fo:margin-top="0cm" fo:margin-bottom="0.2cm" fo:text-indent="-0.6cm" style:writing-mode="lr-tb"/>
      <style:text-properties style:font-name="Liberation Sans6" fo:font-size="14pt" fo:language="ru" fo:country="RU" style:font-size-asian="14pt" style:font-size-complex="14pt"/>
    </style:style>
    <style:style style:name="T1" style:family="text">
      <style:text-properties fo:color="#ffffff" loext:opacity="100%" style:font-name="Liberation Sans3" fo:font-size="32pt" fo:language="ru" fo:country="RU" style:font-size-asian="32pt" style:font-size-complex="32pt"/>
    </style:style>
    <style:style style:name="T2" style:family="text">
      <style:text-properties fo:color="#ffffff" loext:opacity="100%" style:font-name="Liberation Sans3" fo:language="ru" fo:country="RU"/>
    </style:style>
    <style:style style:name="T3" style:family="text">
      <style:text-properties fo:color="#ffffff" loext:opacity="100%" fo:font-size="36pt" fo:language="ru" fo:country="RU"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4" fo:font-size="14pt" fo:language="ru" fo:country="RU" style:font-name-asian="Liberation Sans4" style:font-size-asian="14pt" style:font-name-complex="Liberation Sans4"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1" fo:font-size="14pt" fo:language="ru" fo:country="RU" style:font-name-asian="Liberation Sans1" style:font-size-asian="14pt" style:font-name-complex="Liberation Sans1"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language="ru" fo:country="RU"/>
    </style:style>
    <style:style style:name="T10" style:family="text">
      <style:text-properties fo:font-size="28pt" fo:language="ru" fo:country="RU" style:font-size-asian="28pt" style:font-size-complex="28pt"/>
    </style:style>
    <style:style style:name="T11" style:family="text">
      <style:text-properties fo:font-size="22pt" fo:language="ru" fo:country="RU" style:font-size-asian="22pt" style:font-size-complex="22pt"/>
    </style:style>
    <style:style style:name="T12" style:family="text">
      <style:text-properties fo:font-size="22pt" fo:language="en" fo:country="US" style:font-size-asian="22pt" style:font-size-complex="22pt"/>
    </style:style>
    <style:style style:name="T13" style:family="text">
      <style:text-properties fo:color="#000000" loext:opacity="100%" fo:font-size="22pt" fo:language="ru" fo:country="RU" style:font-size-asian="22pt" style:font-size-complex="22pt"/>
    </style:style>
    <style:style style:name="T14"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Liberation Sans3"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6" style:family="text">
      <style:text-properties fo:color="#000000" loext:opacity="100%" fo:font-size="14pt" fo:language="ru" fo:country="RU" style:text-underline-style="solid" style:text-underline-width="auto" style:text-underline-color="font-color" style:font-size-asian="14pt" style:font-size-complex="14pt"/>
    </style:style>
    <style:style style:name="T17" style:family="text">
      <style:text-properties fo:color="#000000" loext:opacity="100%" fo:font-size="14pt" fo:language="ru" fo:country="RU" style:text-underline-style="none" style:font-size-asian="14pt" style:font-size-complex="14pt"/>
    </style:style>
    <style:style style:name="T18" style:family="text">
      <style:text-properties fo:color="#000000" loext:opacity="100%" fo:language="ru" fo:country="RU" fo:background-color="transparent"/>
    </style:style>
    <style:style style:name="T19" style:family="text">
      <style:text-properties fo:color="#000000" loext:opacity="100%" fo:font-size="28pt" fo:language="ru" fo:country="RU" style:font-size-asian="28pt" style:font-size-complex="28pt"/>
    </style:style>
    <style:style style:name="T20" style:family="text">
      <style:text-properties fo:font-size="6pt" fo:language="ru" fo:country="RU" style:font-size-asian="6pt" style:font-size-complex="6pt"/>
    </style:style>
    <style:style style:name="T21" style:family="text">
      <style:text-properties fo:font-size="16pt" fo:language="ru" fo:country="RU" style:font-size-asian="16pt" style:font-size-complex="16pt"/>
    </style:style>
    <style:style style:name="T22" style:family="text">
      <style:text-properties fo:font-size="16pt" fo:language="ru" fo:country="RU" fo:background-color="transparent" style:font-size-asian="16pt" style:font-size-complex="16pt"/>
    </style:style>
    <style:style style:name="T23" style:family="text">
      <style:text-properties fo:font-variant="normal" fo:text-transform="none" fo:color="#000000" loext:opacity="100%" style:text-outline="false" style:text-line-through-style="none" style:text-line-through-type="none" style:font-name="Liberation Sans3" fo:font-size="14pt" fo:language="ru" fo:country="RU" fo:font-style="italic" fo:text-shadow="none" style:text-underline-style="none" fo:font-weight="normal" style:letter-kerning="true" style:font-name-asian="Droid Sans Fallback1"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24" style:family="text">
      <style:text-properties style:font-name="Liberation Mono2" fo:font-size="18pt" fo:language="ru" fo:country="RU" style:font-size-asian="18pt" style:font-size-complex="18pt"/>
    </style:style>
    <style:style style:name="T25" style:family="text">
      <style:text-properties style:font-name="Liberation Mono2" fo:font-size="18pt" fo:language="ru" fo:country="RU" fo:font-style="italic" style:font-size-asian="18pt" style:font-style-asian="italic" style:font-size-complex="18pt" style:font-style-complex="italic"/>
    </style:style>
    <style:style style:name="T26" style:family="text">
      <style:text-properties style:font-name="Liberation Mono2" fo:font-size="18pt" fo:language="ru" fo:country="RU" fo:font-style="normal" style:font-size-asian="18pt" style:font-style-asian="normal" style:font-size-complex="18pt" style:font-style-complex="normal"/>
    </style:style>
    <style:style style:name="T27" style:family="text">
      <style:text-properties style:font-name="Liberation Serif" fo:font-size="20pt" fo:language="ru" fo:country="RU" fo:font-style="normal" style:font-size-asian="20pt" style:font-style-asian="normal" style:font-size-complex="20pt" style:font-style-complex="normal"/>
    </style:style>
    <style:style style:name="T28" style:family="text">
      <style:text-properties style:font-name="Liberation Serif" fo:font-size="20pt" fo:language="ru" fo:country="RU" style:font-size-asian="20pt" style:font-size-complex="20pt"/>
    </style:style>
    <style:style style:name="T29" style:family="text">
      <style:text-properties style:font-name="Liberation Serif" fo:font-size="22pt" fo:language="ru" fo:country="RU" style:font-size-asian="22pt" style:font-size-complex="22pt"/>
    </style:style>
    <style:style style:name="T30" style:family="text">
      <style:text-properties style:font-name="Liberation Serif" fo:font-size="28pt" fo:language="ru" fo:country="RU" style:font-size-asian="28pt" style:font-size-complex="28pt"/>
    </style:style>
    <style:style style:name="T31" style:family="text">
      <style:text-properties style:font-name="Liberation Mono2" fo:font-size="18pt" fo:language="ru" fo:country="RU"/>
    </style:style>
    <style:style style:name="T32" style:family="text">
      <style:text-properties fo:font-variant="normal" fo:text-transform="none" style:use-window-font-color="true" loext:opacity="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34" style:family="text">
      <style:text-properties fo:color="#000000" loext:opacity="100%" fo:font-size="14pt" fo:language="ru" fo:country="RU" style:font-size-asian="14pt" style:font-size-complex="14pt"/>
    </style:style>
    <style:style style:name="T35" style:family="text">
      <style:text-properties fo:font-variant="normal" fo:text-transform="none" style:use-window-font-color="true" loext:opacity="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Mono2" fo:font-size="18pt" fo:language="ru" fo:country="RU" fo:font-style="normal" fo:text-shadow="none" style:text-underline-style="none" fo:font-weight="normal" style:letter-kerning="true" style:font-name-asian="Droid Sans Fallback1"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37" style:family="text">
      <style:text-properties fo:font-size="14pt" fo:language="ru" fo:country="RU" fo:font-style="italic" style:font-size-asian="14pt" style:font-style-asian="italic" style:font-size-complex="14pt" style:font-style-complex="italic"/>
    </style:style>
    <style:style style:name="T38" style:family="text">
      <style:text-properties fo:font-variant="normal" fo:text-transform="none" fo:color="#000000" loext:opacity="10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39" style:family="text">
      <style:text-properties fo:color="#000000" loext:opacity="100%" fo:language="ru" fo:country="RU"/>
    </style:style>
    <style:style style:name="T40" style:family="text">
      <style:text-properties fo:font-size="26pt" fo:language="ru" fo:country="RU" style:font-size-asian="26pt" style:font-size-complex="26pt"/>
    </style:style>
    <style:style style:name="T41" style:family="text">
      <style:text-properties fo:font-size="26pt" fo:letter-spacing="0.212cm" fo:language="ru" fo:country="RU" style:font-size-asian="26pt" style:font-size-complex="26pt"/>
    </style:style>
    <style:style style:name="T42" style:family="text">
      <style:text-properties style:font-name="Liberation Sans6" fo:font-size="14pt" fo:language="ru" fo:country="RU" style:font-size-asian="14pt" style:font-size-complex="14pt"/>
    </style:style>
    <style:style style:name="T43" style:family="text">
      <style:text-properties style:font-name="Liberation Sans6" fo:font-size="14pt" fo:language="ru" fo:country="RU" fo:font-style="italic" style:font-size-asian="14pt" style:font-style-asian="italic" style:font-size-complex="14pt" style:font-style-complex="italic"/>
    </style:style>
    <style:style style:name="T44" style:family="text">
      <style:text-properties style:font-name="Liberation Mono3" fo:font-size="13pt" fo:language="ru" fo:country="RU" style:font-size-asian="13pt" style:font-size-complex="13pt"/>
    </style:style>
    <style:style style:name="T45" style:family="text">
      <style:text-properties style:font-name="Liberation Mono3" fo:font-size="13pt" fo:language="ru" fo:country="RU" fo:font-style="italic" style:font-size-asian="13pt" style:font-style-asian="italic" style:font-size-complex="13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fo:color="#000000" fo:font-size="100%"/>
      </text:list-level-style-number>
      <text:list-level-style-number text:level="2" style:num-format="">
        <style:list-level-properties text:space-before="0.6cm" text:min-label-width="0.9cm"/>
        <style:text-properties fo:color="#000000" fo:font-size="75%"/>
      </text:list-level-style-number>
      <text:list-level-style-number text:level="3" style:num-format="">
        <style:list-level-properties text:space-before="2cm" text:min-label-width="0.8cm"/>
        <style:text-properties fo:color="#000000" fo:font-size="45%"/>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Архитектура</text:span><text:span text:style-name="T2"><text:line-break/></text:span><text:span text:style-name="T2">Очистка</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Алексей Береснев</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 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0">Задачи, требующие периодического выполнения</text:span></text:p>
              </text:list-item>
              <text:list-item>
                <text:p text:style-name="P9"><text:span text:style-name="T10">Автоочистка</text:span></text:p>
              </text:list-item>
              <text:list-item>
                <text:p text:style-name="P9"><text:span text:style-name="T10">Очистка и анализ вручную</text:span></text:p>
              </text:list-item>
              <text:list-item>
                <text:p text:style-name="P9"><text:span text:style-name="T10">Разрастание таблиц и индексов</text:span></text:p>
              </text:list-item>
              <text:list-item>
                <text:p text:style-name="P9"><text:span text:style-name="T10">Полная очистка и перестроение индексов</text:span></text:p>
              </text:list-item>
              <text:list-item>
                <text:p text:style-name="P9"><text:span text:style-name="T10"/></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ериодические задачи</text:span></text:p>
          </draw:text-box>
        </draw:frame>
        <draw:frame presentation:style-name="pr4" draw:text-style-name="P8" draw:layer="layout" svg:width="25.6cm" svg:height="14.4cm" svg:x="1.2cm" svg:y="4.8cm" presentation:class="outline" presentation:user-transformed="true">
          <draw:text-box>
            <text:list text:style-name="L3">
              <text:list-item>
                <text:p text:style-name="P9"><text:span text:style-name="T9">Очистка страниц от исторических данных,</text:span><text:span text:style-name="T9"><text:line-break/></text:span><text:span text:style-name="T9">которые образуются из-за многоверсионности</text:span></text:p>
                <text:list>
                  <text:list-item>
                    <text:p text:style-name="P12"><text:span text:style-name="T11">из</text:span><text:span text:style-name="T12"> </text:span><text:span text:style-name="T11">таблиц</text:span><text:span text:style-name="T12"> вычищаются </text:span><text:span text:style-name="T11">мертвые</text:span><text:span text:style-name="T12"> </text:span><text:span text:style-name="T11">версии</text:span><text:span text:style-name="T12"> </text:span><text:span text:style-name="T11">строк</text:span></text:p>
                  </text:list-item>
                  <text:list-item>
                    <text:p text:style-name="P13"><text:span text:style-name="T11">из индексов вычищаются записи, ссылающиеся на мертвые версии</text:span></text:p>
                  </text:list-item>
                </text:list>
              </text:list-item>
              <text:list-item>
                <text:p><text:span text:style-name="T12"/></text:p>
                <text:list>
                  <text:list-item>
                    <text:p text:style-name="P14"><text:span text:style-name="T13"/></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16" draw:layer="layout" svg:width="16.799cm" svg:height="13.766cm" svg:x="2.1cm" svg:y="14.107cm" presentation:class="notes" presentation:user-transformed="true">
            <draw:text-box>
              <text:p text:style-name="P15"><text:span text:style-name="T6">Механизм многоверсионности позволяет эффективно реализовать изоляцию на основе снимков, но в результате в табличных страницах <text:s/>накапливаются старые версии строк, а в страницах индексов — ссылки на эти версии. Какое-то время исторические версии нужны, чтобы транзакции могли работать со своими снимками данных. Но со временем не остается ни одного снимка данных, которому требовалась бы старая версия строки; такая версия называется «мертвой».</text:span></text:p>
              <text:p text:style-name="P15"><text:span text:style-name="T6">Процедура очистки вычищает мертвые версии строк из табличных страниц и ненужные индексные записи, которые ссылались на такие версии.</text:span></text:p>
              <text:p text:style-name="P15"><text:span text:style-name="T14">Если своевременно не вычищать исторические данные, </text:span><text:span text:style-name="T15">таблицы и индексы будут неконтролируемо разрастаться и поиск в них актуальных версий строк будет замедляться.</text:span></text:p>
              <text:p text:style-name="P15"><text:span text:style-name="T16"><text:a xlink:href="https://postgrespro.ru/docs/postgresql/16/routine-vacuuming" xlink:type="simple">https://postgrespro.ru/docs/postgresql/16/routine-vacuuming</text:a></text:span></text:p>
              <text:p text:style-name="P15"><text:span text:style-name="T6"/></text:p>
            </draw:text-box>
          </draw:frame>
        </presentation:notes>
      </draw:page>
      <draw:page draw:name="page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ериодические задачи</text:span></text:p>
          </draw:text-box>
        </draw:frame>
        <draw:frame presentation:style-name="pr4" draw:text-style-name="P17" draw:layer="layout" svg:width="25.6cm" svg:height="14.4cm" svg:x="1.2cm" svg:y="4.8cm" presentation:class="outline" presentation:user-transformed="true">
          <draw:text-box>
            <text:list text:style-name="L3">
              <text:list-item>
                <text:p text:style-name="P9"><text:span text:style-name="T10">Обновление карты видимости</text:span></text:p>
                <text:list>
                  <text:list-item>
                    <text:p><text:span text:style-name="T13">отмечает страницы, на которых все версии строк видны во всех снимках</text:span></text:p>
                  </text:list-item>
                  <text:list-item>
                    <text:p><text:span text:style-name="T13">используется для оптимизации работы процесса очистки</text:span><text:span text:style-name="T13"><text:line-break/></text:span><text:span text:style-name="T13">и ускорения индексного доступа</text:span></text:p>
                  </text:list-item>
                  <text:list-item>
                    <text:p text:style-name="P13"><text:span text:style-name="T13">существует только для таблиц</text:span></text:p>
                  </text:list-item>
                </text:list>
              </text:list-item>
              <text:list-item>
                <text:p><text:span text:style-name="T11"/></text:p>
                <text:list>
                  <text:list-item>
                    <text:p text:style-name="P14"><text:span text:style-name="T13"/></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16" draw:layer="layout" svg:width="16.799cm" svg:height="13.766cm" svg:x="2.1cm" svg:y="14.107cm" presentation:class="notes" presentation:user-transformed="true">
            <draw:text-box>
              <text:p text:style-name="P15"><text:span text:style-name="T6">Кроме этой главной задачи, процедура очистки берет на себя и другие задачи по поддержанию работоспособности экземпляра. </text:span><text:span text:style-name="T14">Очистка обновляет карту видимости и карту свободного пространства. Это служебная информация, которая хранится вместе с основными данными.</text:span></text:p>
              <text:p text:style-name="P18"><text:span text:style-name="T17">В карте видимости отмечены страницы, которые содержат только актуальные версии строк, причем эти версии видны во всех снимках данных. Такие страницы давно не изменялись и успели полностью очиститься от неактуальных версий.</text:span></text:p>
              <text:p text:style-name="P18"><text:span text:style-name="T17">Карта видимости применяется:</text:span></text:p>
              <text:list text:style-name="L1">
                <text:list-item>
                  <text:p text:style-name="P15"><text:span text:style-name="T17">Для оптимизации очистки.</text:span><text:span text:style-name="T17"><text:line-break/></text:span><text:span text:style-name="T17">В отмеченные страницы очистке не надо заглядывать — в них не может быть мертвых версий.</text:span></text:p>
                </text:list-item>
                <text:list-item>
                  <text:p text:style-name="P15"><text:span text:style-name="T17">Для ускорения доступа только по индексу.</text:span><text:span text:style-name="T17"><text:line-break/></text:span><text:span text:style-name="T17">Информация о версионности хранится только для таблиц, но не для индексов (поэтому у индексов не бывает карты видимости). Получив из индекса ссылку на версию строки, нужно прочитать табличную страницу, чтобы проверить ее видимость. Но если в самом индексе уже есть все нужные столбцы, и при этом страница отмечена в карте видимости, то обращения к таблице можно избежать.</text:span></text:p>
                </text:list-item>
              </text:list>
              <text:p text:style-name="P18"><text:span text:style-name="T17">Если не обновлять карту видимости, индексный доступ будет работать менее эффективно. Более подробно об этом рассказывается в курсе QPT «Оптимизация запросов».</text:span></text:p>
            </draw:text-box>
          </draw:frame>
        </presentation:notes>
      </draw:page>
      <draw:page draw:name="page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ериодические задачи</text:span></text:p>
          </draw:text-box>
        </draw:frame>
        <draw:frame presentation:style-name="pr4" draw:text-style-name="P17" draw:layer="layout" svg:width="25.6cm" svg:height="14.4cm" svg:x="1.2cm" svg:y="4.8cm" presentation:class="outline" presentation:user-transformed="true">
          <draw:text-box>
            <text:list text:style-name="L3">
              <text:list-item>
                <text:p text:style-name="P9"><text:span text:style-name="T10">Обновление карты свободного пространства</text:span></text:p>
                <text:list>
                  <text:list-item>
                    <text:p><text:span text:style-name="T13">отмечает свободное пространство в страницах после очистки</text:span></text:p>
                  </text:list-item>
                  <text:list-item>
                    <text:p><text:span text:style-name="T13">используется при вставке новых версий строк</text:span></text:p>
                  </text:list-item>
                  <text:list-item>
                    <text:p><text:span text:style-name="T13">существует и для таблиц, и для индексов</text:span></text:p>
                  </text:list-item>
                </text:list>
              </text:list-item>
              <text:list-item>
                <text:p><text:span text:style-name="T11"/></text:p>
                <text:list>
                  <text:list-item>
                    <text:p text:style-name="P14"><text:span text:style-name="T13"/></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text-style-name="P19" draw:layer="layout" svg:width="16.799cm" svg:height="13.766cm" svg:x="2.1cm" svg:y="14.107cm" presentation:class="notes" presentation:user-transformed="true">
            <draw:text-box>
              <text:p text:style-name="P18"><text:span text:style-name="T14">В к</text:span><text:span text:style-name="T6">арте свободного пространства отмечен объем пустого места внутри страниц. Этот объем постоянно меняется: при добавлении новых версий строк он уменьшается, при очистке — увеличивается.</text:span></text:p>
              <text:p text:style-name="P18"><text:span text:style-name="T14">Карта используется при вставке новых версий строк, чтобы быстро найти подходящую страницу, на которую поместятся добавляемые данные. Для ускорения поиска карта свободного пространства имеет сложную древовидную структуру.</text:span></text:p>
              <text:p text:style-name="P18"><text:span text:style-name="T6">Карта свободного пространства может существовать и для индексов. Но, поскольку индексная запись вставляется в строго определенное место индекса, в карте отмечаются только пустые страницы, образовавшиеся при удалении из них всех записей. Такие страницы исключаются из индексной структуры и при необходимости подключаются затем в подходящее место индекса.</text:span></text:p>
              <text:p text:style-name="P18"><text:span text:style-name="T6"/></text:p>
            </draw:text-box>
          </draw:frame>
        </presentation:notes>
      </draw:page>
      <draw:page draw:name="page6"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9">Периодические задачи</text:span></text:p>
          </draw:text-box>
        </draw:frame>
        <draw:frame presentation:style-name="pr4" draw:text-style-name="P17" draw:layer="layout" svg:width="25.6cm" svg:height="14.4cm" svg:x="1.2cm" svg:y="4.8cm" presentation:class="outline" presentation:user-transformed="true">
          <draw:text-box>
            <text:list text:style-name="L3">
              <text:list-item>
                <text:p text:style-name="P9"><text:span text:style-name="T9">Обновление статистики</text:span></text:p>
                <text:list>
                  <text:list-item>
                    <text:p text:style-name="P12"><text:span text:style-name="T11">используется оптимизатором запросов</text:span></text:p>
                  </text:list-item>
                  <text:list-item>
                    <text:p text:style-name="P13"><text:span text:style-name="T11">вычисляется на основе случайной выборки</text:span></text:p>
                  </text:list-item>
                </text:list>
              </text:list-item>
              <text:list-item>
                <text:p><text:span text:style-name="T11"/></text:p>
                <text:list>
                  <text:list-item>
                    <text:p text:style-name="P14"><text:span text:style-name="T13"/></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16" draw:layer="layout" svg:width="16.799cm" svg:height="13.364cm" svg:x="2.1cm" svg:y="14.107cm" presentation:class="notes" presentation:user-transformed="true">
            <draw:text-box>
              <text:p text:style-name="P15"><text:span text:style-name="T6">Для работы оптимизатора запросов необходима статистическая информация («статистика») о данных, такая как количество строк</text:span><text:span text:style-name="T6"><text:line-break/></text:span><text:span text:style-name="T6">в таблицах и распределение данных в столбцах. Сбор статистики называется анализом.</text:span></text:p>
              <text:p text:style-name="P15"><text:span text:style-name="T6">Для анализа из таблицы читается случайная выборка данных определенного размера. Это позволяет быстро собрать информацию даже по очень большим таблицам. Результат получается не точный,</text:span><text:span text:style-name="T6"><text:line-break/></text:span><text:span text:style-name="T6">но этого и не требуется. В любом случае данные все время изменяются и постоянно поддерживать абсолютно точную статистику невозможно. Достаточно, чтобы она периодически обновлялась и не слишком сильно отличалась от действительности.</text:span></text:p>
              <text:p text:style-name="P15"><text:span text:style-name="T6">Если не обновлять статистику, она перестанет соответствовать реальным данным и оптимизатор станет строить плохие планы выполнения. Из-за этого запросы могут начать выполняться на порядки медленнее, чем могли бы.</text:span></text:p>
              <text:p text:style-name="P15"><text:span text:style-name="T6"/></text:p>
              <text:p text:style-name="P15"><text:span text:style-name="T6"/></text:p>
            </draw:text-box>
          </draw:frame>
        </presentation:notes>
      </draw:page>
      <draw:page draw:name="page7" draw:style-name="dp1" draw:master-page-name="master" presentation:presentation-page-layout-name="AL1T1">
        <office:forms form:automatic-focus="false" form:apply-design-mode="false"/>
        <draw:frame presentation:style-name="pr3" draw:text-style-name="P8" draw:layer="layout" svg:width="20.644cm" svg:height="1.741cm" svg:x="1.2cm" svg:y="0.737cm" presentation:class="title" presentation:user-transformed="true">
          <draw:text-box>
            <text:p><text:span text:style-name="T9">Периодические задачи</text:span></text:p>
          </draw:text-box>
        </draw:frame>
        <draw:frame presentation:style-name="pr4" draw:text-style-name="P17" draw:layer="layout" svg:width="25.6cm" svg:height="14.4cm" svg:x="1.2cm" svg:y="4.8cm" presentation:class="outline" presentation:user-transformed="true">
          <draw:text-box>
            <text:list text:style-name="L3">
              <text:list-item>
                <text:p text:style-name="P9"><text:span text:style-name="T9">Заморозка</text:span></text:p>
                <text:list>
                  <text:list-item>
                    <text:p text:style-name="P12"><text:span text:style-name="T11">предотвращение последствий переполнения 32-битного</text:span><text:span text:style-name="T11"><text:line-break/></text:span><text:span text:style-name="T11">счетчика транзакций</text:span></text:p>
                  </text:list-item>
                  <text:list-item>
                    <text:p text:style-name="P12"><text:span text:style-name="T11"/></text:p>
                  </text:list-item>
                </text:list>
              </text:list-item>
            </text:list>
          </draw:text-box>
        </draw:frame>
        <draw:custom-shape draw:style-name="gr3" draw:text-style-name="P20" draw:layer="layout" svg:width="9cm" svg:height="9cm" draw:transform="rotate (1.5707963267949) translate (2.116cm 18.155cm)">
          <text:p/>
          <draw:enhanced-geometry svg:viewBox="0 0 21600 21600" draw:mirror-vertical="true" draw:type="block-arc" draw:modifiers="179.964194618139 9600.1351930773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21" draw:layer="layout" svg:width="0.5cm" svg:height="0.5cm" draw:transform="rotate (0.349240383324065) translate (4.829cm 9.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0.5cm" svg:height="0.5cm" draw:transform="rotate (0.698131700797732) translate (3.526cm 10.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0.5cm" svg:height="0.5cm" draw:transform="rotate (1.0471975511966) translate (2.588cm 11.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0.5cm" svg:height="0.5cm" draw:transform="rotate (1.39626340159546) translate (2.135cm 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2" draw:layer="layout" svg:width="0.5cm" svg:height="0.5cm" draw:transform="rotate (1.74532925199433) translate (2.222cm 1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2" draw:layer="layout" svg:width="0.5cm" svg:height="0.5cm" draw:transform="rotate (2.0943951023932) translate (2.837cm 1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2" draw:layer="layout" svg:width="0.5cm" svg:height="0.5cm" draw:transform="rotate (2.44346095279206) translate (3.909cm 17.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2" draw:layer="layout" svg:width="0.5cm" svg:height="0.5cm" draw:transform="rotate (2.79252680319093) translate (5.305cm 1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3" draw:layer="layout" svg:width="9cm" svg:height="9cm" draw:transform="rotate (2.26892802759263) translate (17.942cm 19.931cm)">
          <text:p/>
          <draw:enhanced-geometry svg:viewBox="0 0 21600 21600" draw:mirror-vertical="true" draw:mirror-horizontal="false" draw:type="block-arc" draw:modifiers="179.964194618139 9600.1351930773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21" draw:layer="layout" svg:width="0.5cm" svg:height="0.5cm" svg:x="18.242cm" svg:y="9.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0.5cm" svg:height="0.5cm" draw:transform="rotate (0.349240383324065) translate (16.713cm 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0.5cm" svg:height="0.5cm" draw:transform="rotate (0.698131700797732) translate (15.41cm 10.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0.5cm" svg:height="0.5cm" draw:transform="rotate (1.0471975511966) translate (14.472cm 11.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0.5cm" svg:height="0.5cm" draw:transform="rotate (1.39626340159546) translate (14.019cm 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0.5cm" svg:height="0.5cm" draw:transform="rotate (2.79252680319093) translate (20.096cm 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2" draw:layer="layout" svg:width="0.5cm" svg:height="0.5cm" draw:transform="rotate (1.74532925199433) translate (13.407cm 14.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2" draw:layer="layout" svg:width="0.5cm" svg:height="0.5cm" draw:transform="rotate (2.0943951023932) translate (13.522cm 16.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2" draw:layer="layout" svg:width="0.5cm" svg:height="0.5cm" draw:transform="rotate (2.44346095279206) translate (14.294cm 17.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2" draw:layer="layout" svg:width="0.5cm" svg:height="0.5cm" draw:transform="rotate (2.79252680319093) translate (15.79cm 19.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 draw:text-style-name="P24" draw:layer="layout" svg:width="5.019cm" svg:height="9.206cm" svg:x="6.096cm" svg:y="9.154cm" svg:viewBox="0 0 5020 9207" draw:points="725,8494 927,8478 1128,8453 1327,8417 1525,8371 1719,8315 1911,8249 2099,8174 2283,8089 2462,7996 2637,7893 2806,7781 2969,7661 3126,7533 3276,7397 3419,7254 3555,7104 3683,6947 3803,6784 3914,6615 4017,6440 4111,6260 4195,6076 4270,5888 4336,5697 4391,5502 4437,5305 4473,5105 4498,4904 4514,4702 4519,4500 4514,4298 4498,4096 4473,3895 4437,3695 4391,3498 4336,3303 4270,3112 4195,2924 4111,2740 4017,2560 3914,2385 3803,2216 3683,2053 3555,1896 3419,1746 3276,1603 3126,1467 2969,1339 2806,1219 2637,1107 2462,1004 2283,911 2099,826 1911,751 1719,685 1525,629 1327,583 1128,547 927,522 725,506 523,501 523,0 635,1 747,6 859,13 971,23 1082,35 1193,51 1304,69 1414,90 1524,113 1633,140 1741,169 1849,201 1955,235 2061,272 2166,312 2270,354 2373,399 2474,447 2575,497 2674,549 2772,604 2868,661 2963,721 3056,783 3148,847 3239,914 3327,983 3414,1054 3499,1127 3582,1202 3663,1280 3742,1359 3820,1440 3895,1523 3968,1608 4039,1695 4108,1784 4174,1874 4239,1966 4301,2059 4360,2154 4418,2251 4472,2349 4525,2448 4575,2548 4622,2650 4667,2753 4709,2857 4749,2962 4786,3067 4820,3174 4852,3282 4881,3390 4907,3499 4931,3609 4952,3719 4970,3830 4985,3941 4998,4052 5007,4164 5014,4276 5019,4388 5020,4500 5019,4612 5014,4724 5007,4836 4998,4948 4985,5059 4970,5170 4952,5281 4931,5391 4907,5501 4881,5610 4852,5718 4820,5826 4786,5933 4749,6038 4709,6143 4667,6247 4622,6350 4575,6452 4525,6552 4472,6651 4418,6749 4360,6846 4301,6941 4239,7034 4174,7126 4108,7216 4039,7305 3968,7392 3895,7477 3820,7560 3742,7641 3663,7720 3582,7798 3499,7873 3414,7946 3327,8017 3239,8086 3148,8153 3056,8217 2963,8279 2868,8339 2772,8396 2674,8451 2575,8503 2474,8553 2373,8601 2270,8646 2166,8688 2061,8728 1955,8765 1849,8799 1741,8831 1633,8860 1524,8887 1414,8910 1304,8931 1193,8949 1082,8965 971,8977 859,8987 747,8994 635,8999 545,9000 545,9103 545,9207 0,8751 545,8296 545,8399 545,8498">
          <text:p/>
        </draw:polygon>
        <draw:polygon draw:style-name="gr7" draw:text-style-name="P24" draw:layer="layout" svg:width="5.003cm" svg:height="9.204cm" draw:transform="skewX (-8.08758815535711E-017) rotate (-0.698131700797732) translate (21.0049170676545cm 9.88628776954936cm)" svg:viewBox="0 0 5004 9205" draw:points="709,8494 911,8478 1112,8453 1311,8417 1509,8371 1703,8315 1895,8249 2083,8174 2267,8089 2446,7996 2621,7893 2790,7781 2953,7661 3110,7533 3260,7397 3403,7254 3539,7104 3667,6947 3787,6784 3898,6615 4001,6440 4095,6260 4179,6076 4254,5888 4320,5697 4375,5502 4421,5305 4457,5105 4482,4904 4498,4702 4503,4500 4498,4298 4482,4096 4457,3895 4421,3695 4375,3498 4320,3303 4254,3112 4179,2924 4095,2740 4001,2560 3898,2385 3787,2216 3667,2053 3539,1896 3403,1746 3260,1603 3110,1467 2953,1339 2790,1219 2621,1107 2446,1004 2267,911 2083,826 1895,751 1703,685 1509,629 1311,583 1112,547 911,522 709,506 507,501 507,0 619,1 731,6 843,13 955,23 1066,35 1177,51 1288,69 1398,90 1508,113 1617,140 1725,169 1833,201 1939,235 2045,272 2150,312 2254,354 2357,399 2458,447 2559,497 2658,549 2756,604 2852,661 2947,721 3040,783 3132,847 3223,914 3311,983 3398,1054 3483,1127 3566,1202 3647,1280 3726,1359 3804,1440 3879,1523 3952,1608 4023,1695 4092,1784 4158,1874 4223,1966 4285,2059 4344,2154 4402,2251 4456,2349 4509,2448 4559,2548 4606,2650 4651,2753 4693,2857 4733,2962 4770,3067 4804,3174 4836,3282 4865,3390 4891,3499 4915,3609 4936,3719 4954,3830 4969,3941 4982,4052 4991,4164 4998,4276 5003,4388 5004,4500 5003,4612 4998,4724 4991,4836 4982,4948 4969,5059 4954,5170 4936,5281 4915,5391 4891,5501 4865,5610 4836,5718 4804,5826 4770,5933 4733,6038 4693,6143 4651,6247 4606,6350 4559,6452 4509,6552 4456,6651 4402,6749 4344,6846 4285,6941 4223,7034 4158,7126 4092,7216 4023,7305 3952,7392 3879,7477 3804,7560 3726,7641 3647,7720 3566,7798 3483,7873 3398,7946 3311,8017 3223,8086 3132,8153 3040,8217 2947,8279 2852,8339 2756,8396 2658,8451 2559,8503 2458,8553 2357,8601 2254,8646 2150,8688 2045,8728 1939,8765 1833,8799 1725,8831 1617,8860 1508,8887 1398,8910 1288,8931 1177,8949 1066,8965 955,8977 843,8987 731,8994 619,8999 545,9000 545,9101 545,9205 0,8749 545,8294 545,8397 545,8498">
          <text:p/>
        </draw:polygon>
        <draw:custom-shape draw:style-name="gr4" draw:text-style-name="P21" draw:layer="layout" svg:width="0.5cm" svg:height="0.5cm" draw:transform="rotate (2.44346095279206) translate (21.256cm 10.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1" draw:layer="layout" svg:width="0.5cm" svg:height="0.5cm" svg:x="6.358cm" svg:y="9.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7" draw:text-style-name="P16" draw:layer="layout" svg:width="16.799cm" svg:height="14.876cm" svg:x="2.2cm" svg:y="14.107cm" presentation:class="notes" presentation:user-transformed="true">
            <draw:text-box>
              <text:p text:style-name="P25"><text:span text:style-name="T14">Как уже говорилось, PostgreSQL упорядочивает события с помощью номеров транзакций. Под счетчик отведено 32 бита и рано или поздно он переполнится.</text:span></text:p>
              <text:p text:style-name="P25"><text:span text:style-name="T14">Чтобы многоверсионность продолжила работать, </text:span><text:span text:style-name="T6">пространство номеров закольцовано: для любой транзакции половина номеров против часовой стрелки находится в прошлом, а другая половина —</text:span><text:span text:style-name="T6"><text:line-break/></text:span><text:span text:style-name="T6">в будущем.</text:span></text:p>
              <text:p text:style-name="P25"><text:span text:style-name="T6">Но если счетчик перейдет через ноль, упорядоченность транзакций нарушится, если не принять специальных мер. Достаточно старые версии строк помечаются как «замороженные». Такой признак говорит</text:span><text:span text:style-name="T6"><text:line-break/></text:span><text:span text:style-name="T6">о том, что версия строки появилась так давно, что номер создавшей ее транзакции больше не имеет значения и его можно использовать повторно. Замороженные версии строк видны во всех снимках всех транзакций.</text:span></text:p>
              <text:p text:style-name="P25"><text:span text:style-name="T6">Чтобы при заморозке не просматривать лишние страницы, в карту видимости добавлен бит, отмечающий страницы, на которых все версии строк уже заморожены.</text:span></text:p>
              <text:p text:style-name="P25"><text:span text:style-name="T14">Если не выполнять заморозку </text:span><text:span text:style-name="T6">своевременно, сервер не сможет выделить очередной номер транзакции. Это аварийная ситуация: сервер остановится, все незавершенные транзакции оборвутся.</text:span><text:span text:style-name="T6"><text:line-break/></text:span><text:span text:style-name="T6">После этого администратор должен будет вручную стартовать сервер</text:span><text:span text:style-name="T6"><text:line-break/></text:span><text:span text:style-name="T6">и выполнить заморозку.</text:span></text:p>
            </draw:text-box>
          </draw:frame>
        </presentation:notes>
      </draw:page>
      <draw:page draw:name="page8" draw:style-name="dp1" draw:master-page-name="master" presentation:presentation-page-layout-name="AL1T1">
        <office:forms form:automatic-focus="false" form:apply-design-mode="false"/>
        <draw:custom-shape draw:style-name="gr8" draw:text-style-name="P26" xml:id="id19" draw:id="id19" draw:layer="layout" svg:width="0.254cm" svg:height="0.436cm" svg:x="16.937cm" svg:y="11.791cm">
          <text:p/>
          <draw:enhanced-geometry svg:viewBox="0 0 21600 21600" draw:type="rectangle" draw:enhanced-path="M 0 0 L 21600 0 21600 21600 0 21600 0 0 Z N"/>
        </draw:custom-shape>
        <draw:frame presentation:style-name="pr3" draw:text-style-name="P27" draw:layer="layout" svg:width="19.8cm" svg:height="1.741cm" svg:x="1.2cm" svg:y="0.737cm" presentation:class="title" presentation:user-transformed="true">
          <draw:text-box>
            <text:p><text:span text:style-name="T18">Автоматическая очистка</text:span></text:p>
          </draw:text-box>
        </draw:frame>
        <draw:frame presentation:style-name="pr4" draw:text-style-name="P28" draw:layer="layout" svg:width="25.6cm" svg:height="14.504cm" svg:x="1.2cm" svg:y="4.8cm" presentation:class="outline" presentation:user-transformed="true">
          <draw:text-box>
            <text:list text:style-name="L3">
              <text:list-item>
                <text:p text:style-name="P9"><text:span text:style-name="T19">Autovacuum launcher</text:span></text:p>
                <text:list>
                  <text:list-item>
                    <text:p text:style-name="P12"><text:span text:style-name="T13">фоновый процесс</text:span></text:p>
                  </text:list-item>
                  <text:list-item>
                    <text:p text:style-name="P13"><text:span text:style-name="T13">периодически запускает</text:span><text:span text:style-name="T13"><text:line-break/></text:span><text:span text:style-name="T13">рабочие процессы</text:span></text:p>
                  </text:list-item>
                </text:list>
              </text:list-item>
              <text:list-item>
                <text:p text:style-name="P9"><text:span text:style-name="T19">Autovacuum worker</text:span></text:p>
                <text:list>
                  <text:list-item>
                    <text:p text:style-name="P12"><text:span text:style-name="T13">очищает таблицы</text:span><text:span text:style-name="T13"><text:line-break/></text:span><text:span text:style-name="T13">отдельной базы данных,</text:span><text:span text:style-name="T13"><text:line-break/></text:span><text:span text:style-name="T13">требующие обработки</text:span></text:p>
                  </text:list-item>
                  <text:list-item>
                    <text:p><text:span text:style-name="T13"/></text:p>
                  </text:list-item>
                </text:list>
              </text:list-item>
            </text:list>
          </draw:text-box>
        </draw:frame>
        <draw:custom-shape draw:style-name="gr9" draw:text-style-name="P31" draw:layer="layout" svg:width="14.232cm" svg:height="8.428cm" svg:x="12.446cm" svg:y="4.543cm">
          <text:p text:style-name="P29"><text:span text:style-name="T20"><text:s/></text:span></text:p>
          <text:p text:style-name="P30"><text:span text:style-name="T21">PostgreSQL</text:span></text:p>
          <draw:enhanced-geometry svg:viewBox="0 0 21600 21600" draw:type="rectangle" draw:enhanced-path="M 0 0 L 21600 0 21600 21600 0 21600 0 0 Z N"/>
        </draw:custom-shape>
        <draw:custom-shape draw:style-name="gr10" draw:text-style-name="P32" xml:id="id7" draw:id="id7" draw:layer="layout" svg:width="3.4cm" svg:height="1.2cm" svg:x="13.268cm" svg:y="7.897cm">
          <text:p/>
          <draw:enhanced-geometry svg:viewBox="0 0 21600 21600" draw:type="rectangle" draw:enhanced-path="M 0 0 L 21600 0 21600 21600 0 21600 0 0 Z N"/>
        </draw:custom-shape>
        <draw:custom-shape draw:style-name="gr10" draw:text-style-name="P32" xml:id="id5" draw:id="id5" draw:layer="layout" svg:width="3.4cm" svg:height="1.2cm" svg:x="13.068cm" svg:y="7.697cm">
          <text:p/>
          <draw:enhanced-geometry svg:viewBox="0 0 21600 21600" draw:type="rectangle" draw:enhanced-path="M 0 0 L 21600 0 21600 21600 0 21600 0 0 Z N"/>
        </draw:custom-shape>
        <draw:connector draw:style-name="gr11" draw:text-style-name="P33" draw:layer="layout" draw:type="curve" svg:x1="20.1cm" svg:y1="6.402cm" svg:x2="14.568cm" svg:y2="7.497cm" draw:start-shape="id1" draw:start-glue-point="2" draw:end-shape="id2" draw:end-glue-point="0" svg:d="M20100 6402c0 822-5532 275-5532 1095" svg:viewBox="0 0 5533 1096">
          <text:p/>
        </draw:connector>
        <draw:connector draw:style-name="gr12" draw:text-style-name="P34" draw:layer="layout" draw:type="line" svg:x1="14.568cm" svg:y1="10.597cm" svg:x2="14.568cm" svg:y2="8.697cm" draw:start-shape="id3" draw:start-glue-point="0" draw:end-shape="id2" draw:end-glue-point="2" svg:d="M14568 10597v-1900" svg:viewBox="0 0 1 1901">
          <text:p/>
        </draw:connector>
        <draw:connector draw:style-name="gr12" draw:text-style-name="P34" draw:layer="layout" draw:type="line" svg:x1="14.768cm" svg:y1="10.597cm" svg:x2="14.768cm" svg:y2="8.897cm" draw:start-shape="id4" draw:end-shape="id5" svg:d="M14768 10597v-1700" svg:viewBox="0 0 1 1701">
          <text:p/>
        </draw:connector>
        <draw:connector draw:style-name="gr12" draw:text-style-name="P34" draw:layer="layout" draw:type="line" svg:x1="14.968cm" svg:y1="10.597cm" svg:x2="14.968cm" svg:y2="9.097cm" draw:start-shape="id6" draw:end-shape="id7" svg:d="M14968 10597v-1500" svg:viewBox="0 0 1 1501">
          <text:p/>
        </draw:connector>
        <draw:custom-shape draw:style-name="gr13" draw:text-style-name="P31" xml:id="id2" draw:id="id2" draw:layer="layout" svg:width="3.4cm" svg:height="1.2cm" svg:x="12.868cm" svg:y="7.497cm">
          <text:p text:style-name="P29"><text:span text:style-name="T21">backend</text:span></text:p>
          <draw:enhanced-geometry svg:viewBox="0 0 21600 21600" draw:type="rectangle" draw:enhanced-path="M 0 0 L 21600 0 21600 21600 0 21600 0 0 Z N"/>
        </draw:custom-shape>
        <draw:custom-shape draw:style-name="gr13" draw:text-style-name="P31" xml:id="id1" draw:id="id1" draw:layer="layout" svg:width="3.4cm" svg:height="1.2cm" svg:x="18.4cm" svg:y="5.202cm">
          <text:p text:style-name="P29"><text:span text:style-name="T21">postmaster</text:span></text:p>
          <draw:enhanced-geometry svg:viewBox="0 0 21600 21600" draw:type="rectangle" draw:enhanced-path="M 0 0 L 21600 0 21600 21600 0 21600 0 0 Z N"/>
        </draw:custom-shape>
        <draw:custom-shape draw:style-name="gr14" draw:text-style-name="P26" xml:id="id8" draw:id="id8" draw:layer="layout" svg:width="1.2cm" svg:height="1.2cm" svg:x="18.169cm" svg:y="7.543cm">
          <text:p/>
          <draw:enhanced-geometry svg:viewBox="0 0 21600 21600" draw:type="rectangle" draw:enhanced-path="M 0 0 L 21600 0 21600 21600 0 21600 0 0 Z N"/>
        </draw:custom-shape>
        <draw:custom-shape draw:style-name="gr14" draw:text-style-name="P26" xml:id="id9" draw:id="id9" draw:layer="layout" svg:width="1.2cm" svg:height="1.2cm" svg:x="19.969cm" svg:y="7.543cm">
          <text:p/>
          <draw:enhanced-geometry svg:viewBox="0 0 21600 21600" draw:type="rectangle" draw:enhanced-path="M 0 0 L 21600 0 21600 21600 0 21600 0 0 Z N"/>
        </draw:custom-shape>
        <draw:frame draw:style-name="gr15" draw:text-style-name="P35" draw:layer="layout" svg:width="5.612cm" svg:height="0.886cm" svg:x="16.869cm" svg:y="8.645cm">
          <draw:text-box>
            <text:p><text:span text:style-name="T22">фоновые процессы</text:span></text:p>
          </draw:text-box>
        </draw:frame>
        <draw:connector draw:style-name="gr12" draw:text-style-name="P34" draw:layer="layout" draw:type="line" svg:x1="18.769cm" svg:y1="10.597cm" svg:x2="18.769cm" svg:y2="8.743cm" draw:end-shape="id8" svg:d="M18769 10597v-1854" svg:viewBox="0 0 1 1855">
          <text:p/>
        </draw:connector>
        <draw:connector draw:style-name="gr12" draw:text-style-name="P34" draw:layer="layout" draw:type="line" svg:x1="20.569cm" svg:y1="10.597cm" svg:x2="20.569cm" svg:y2="8.743cm" draw:end-shape="id9" svg:d="M20569 10597v-1854" svg:viewBox="0 0 1 1855">
          <text:p/>
        </draw:connector>
        <draw:connector draw:style-name="gr11" draw:text-style-name="P33" draw:layer="layout" draw:type="curve" svg:x1="20.1cm" svg:y1="6.402cm" svg:x2="24.157cm" svg:y2="7.543cm" draw:start-shape="id1" draw:start-glue-point="2" draw:end-shape="id10" svg:d="M20100 6402c0 856 4057 286 4057 1141" svg:viewBox="0 0 4058 1142">
          <text:p/>
        </draw:connector>
        <draw:connector draw:style-name="gr11" draw:text-style-name="P33" draw:layer="layout" draw:type="curve" svg:x1="20.1cm" svg:y1="6.402cm" svg:x2="20.569cm" svg:y2="7.543cm" draw:start-shape="id1" draw:start-glue-point="2" draw:end-shape="id9" draw:end-glue-point="0" svg:d="M20100 6402c0 856 469 286 469 1141" svg:viewBox="0 0 470 1142">
          <text:p/>
        </draw:connector>
        <draw:connector draw:style-name="gr11" draw:text-style-name="P33" draw:layer="layout" draw:type="curve" svg:x1="20.1cm" svg:y1="6.402cm" svg:x2="18.769cm" svg:y2="7.543cm" draw:start-shape="id1" draw:start-glue-point="2" draw:end-shape="id8" draw:end-glue-point="0" svg:d="M20100 6402c0 856-1331 286-1331 1141" svg:viewBox="0 0 1332 1142">
          <text:p/>
        </draw:connector>
        <draw:connector draw:style-name="gr12" draw:text-style-name="P34" draw:layer="layout" draw:type="line" svg:x1="24.158cm" svg:y1="10.597cm" svg:x2="24.157cm" svg:y2="8.743cm" draw:start-shape="id11" draw:end-shape="id10" draw:end-glue-point="2" svg:d="M24158 10597l-1-1854" svg:viewBox="0 0 2 1855">
          <text:p/>
        </draw:connector>
        <draw:custom-shape draw:style-name="gr16" draw:text-style-name="P31" xml:id="id10" draw:id="id10" draw:layer="layout" svg:width="3.81cm" svg:height="1.2cm" svg:x="22.252cm" svg:y="7.543cm">
          <text:p text:style-name="P29"><text:span text:style-name="T21">autovacuum</text:span></text:p>
          <draw:enhanced-geometry svg:viewBox="0 0 21600 21600" draw:type="rectangle" draw:enhanced-path="M 0 0 L 21600 0 21600 21600 0 21600 0 0 Z N"/>
        </draw:custom-shape>
        <draw:custom-shape draw:style-name="gr8" draw:text-style-name="P26" xml:id="id11" draw:id="id11" draw:layer="layout" svg:width="0.254cm" svg:height="0.436cm" svg:x="24.031cm" svg:y="10.597cm">
          <text:p/>
          <draw:enhanced-geometry svg:viewBox="0 0 21600 21600" draw:type="rectangle" draw:enhanced-path="M 0 0 L 21600 0 21600 21600 0 21600 0 0 Z N"/>
        </draw:custom-shape>
        <draw:custom-shape draw:style-name="gr8" draw:text-style-name="P26" xml:id="id3" draw:id="id3" draw:layer="layout" svg:width="0.254cm" svg:height="0.436cm" svg:x="14.441cm" svg:y="10.597cm">
          <text:p/>
          <draw:enhanced-geometry svg:viewBox="0 0 21600 21600" draw:type="rectangle" draw:enhanced-path="M 0 0 L 21600 0 21600 21600 0 21600 0 0 Z N"/>
        </draw:custom-shape>
        <draw:custom-shape draw:style-name="gr8" draw:text-style-name="P26" xml:id="id4" draw:id="id4" draw:layer="layout" svg:width="0.254cm" svg:height="0.436cm" svg:x="14.641cm" svg:y="10.597cm">
          <text:p/>
          <draw:enhanced-geometry svg:viewBox="0 0 21600 21600" draw:type="rectangle" draw:enhanced-path="M 0 0 L 21600 0 21600 21600 0 21600 0 0 Z N"/>
        </draw:custom-shape>
        <draw:custom-shape draw:style-name="gr8" draw:text-style-name="P26" xml:id="id6" draw:id="id6" draw:layer="layout" svg:width="0.254cm" svg:height="0.436cm" svg:x="14.841cm" svg:y="10.597cm">
          <text:p/>
          <draw:enhanced-geometry svg:viewBox="0 0 21600 21600" draw:type="rectangle" draw:enhanced-path="M 0 0 L 21600 0 21600 21600 0 21600 0 0 Z N"/>
        </draw:custom-shape>
        <draw:custom-shape draw:style-name="gr8" draw:text-style-name="P26" draw:layer="layout" svg:width="0.254cm" svg:height="0.436cm" svg:x="15.041cm" svg:y="10.597cm">
          <text:p/>
          <draw:enhanced-geometry svg:viewBox="0 0 21600 21600" draw:type="rectangle" draw:enhanced-path="M 0 0 L 21600 0 21600 21600 0 21600 0 0 Z N"/>
        </draw:custom-shape>
        <draw:custom-shape draw:style-name="gr8" draw:text-style-name="P26" draw:layer="layout" svg:width="0.254cm" svg:height="0.436cm" svg:x="15.241cm" svg:y="10.597cm">
          <text:p/>
          <draw:enhanced-geometry svg:viewBox="0 0 21600 21600" draw:type="rectangle" draw:enhanced-path="M 0 0 L 21600 0 21600 21600 0 21600 0 0 Z N"/>
        </draw:custom-shape>
        <draw:custom-shape draw:style-name="gr8" draw:text-style-name="P26" draw:layer="layout" svg:width="0.254cm" svg:height="0.436cm" svg:x="15.441cm" svg:y="10.597cm">
          <text:p/>
          <draw:enhanced-geometry svg:viewBox="0 0 21600 21600" draw:type="rectangle" draw:enhanced-path="M 0 0 L 21600 0 21600 21600 0 21600 0 0 Z N"/>
        </draw:custom-shape>
        <draw:custom-shape draw:style-name="gr8" draw:text-style-name="P26" draw:layer="layout" svg:width="0.254cm" svg:height="0.436cm" svg:x="15.641cm" svg:y="10.597cm">
          <text:p/>
          <draw:enhanced-geometry svg:viewBox="0 0 21600 21600" draw:type="rectangle" draw:enhanced-path="M 0 0 L 21600 0 21600 21600 0 21600 0 0 Z N"/>
        </draw:custom-shape>
        <draw:custom-shape draw:style-name="gr8" draw:text-style-name="P26" draw:layer="layout" svg:width="0.254cm" svg:height="0.436cm" svg:x="18.101cm" svg:y="10.597cm">
          <text:p/>
          <draw:enhanced-geometry svg:viewBox="0 0 21600 21600" draw:type="rectangle" draw:enhanced-path="M 0 0 L 21600 0 21600 21600 0 21600 0 0 Z N"/>
        </draw:custom-shape>
        <draw:custom-shape draw:style-name="gr17" draw:text-style-name="P37" draw:layer="layout" svg:width="11.839cm" svg:height="1.811cm" svg:x="13.568cm" svg:y="10.414cm">
          <text:p text:style-name="P36"><text:span text:style-name="T6">общая память</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0.508cm" svg:height="0.508cm" svg:x="16.734cm" svg:y="15.795cm">
          <text:p/>
          <draw:enhanced-geometry svg:viewBox="0 0 21600 21600" draw:type="rectangle" draw:enhanced-path="M 0 0 L 21600 0 21600 21600 0 21600 0 0 Z N"/>
        </draw:custom-shape>
        <draw:custom-shape draw:style-name="gr19" draw:text-style-name="P31" draw:layer="layout" svg:width="14.232cm" svg:height="5.1cm" svg:x="12.45cm" svg:y="13.243cm">
          <text:p text:style-name="P29"><text:span text:style-name="T20"><text:s/></text:span></text:p>
          <text:p text:style-name="P30"><text:span text:style-name="T21">ОС</text:span></text:p>
          <draw:enhanced-geometry svg:viewBox="0 0 21600 21600" draw:type="rectangle" draw:enhanced-path="M 0 0 L 21600 0 21600 21600 0 21600 0 0 Z N"/>
        </draw:custom-shape>
        <draw:custom-shape draw:style-name="gr20" draw:text-style-name="P21" draw:layer="layout" svg:width="5.466cm" svg:height="2.436cm" svg:x="14.23cm" svg:y="15.446cm">
          <text:p/>
          <draw:enhanced-geometry svg:viewBox="0 0 88 21600" draw:glue-points="44 ?f6 44 0 0 10800 44 21600 88 10800" draw:text-areas="0 ?f6 88 ?f3" draw:type="can" draw:modifiers="6532.29380385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1" draw:layer="layout" svg:width="2.032cm" svg:height="2.436cm" svg:x="20.165cm" svg:y="15.447cm">
          <text:p/>
          <draw:enhanced-geometry svg:viewBox="0 0 88 21600" draw:glue-points="44 ?f6 44 0 0 10800 44 21600 88 10800" draw:text-areas="0 ?f6 88 ?f3" draw:type="can" draw:modifiers="5876.4054164956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38" draw:layer="layout" svg:width="2.032cm" svg:height="2.436cm" svg:x="22.665cm" svg:y="15.447cm">
          <text:p/>
          <draw:enhanced-geometry svg:viewBox="0 0 88 21600" draw:glue-points="44 ?f6 44 0 0 10800 44 21600 88 10800" draw:text-areas="0 ?f6 88 ?f3" draw:type="can" draw:modifiers="5982.765695527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 draw:text-style-name="P22" xml:id="id12" draw:id="id12" draw:layer="layout" svg:width="0.236cm" svg:height="0.236cm" svg:x="17.741cm" svg:y="16.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2" xml:id="id13" draw:id="id13" draw:layer="layout" svg:width="0.236cm" svg:height="0.236cm" svg:x="17.37cm" svg:y="16.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2" xml:id="id14" draw:id="id14" draw:layer="layout" svg:width="0.236cm" svg:height="0.236cm" svg:x="18.114cm" svg:y="16.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2" xml:id="id15" draw:id="id15" draw:layer="layout" svg:width="0.236cm" svg:height="0.236cm" svg:x="17.185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2" xml:id="id16" draw:id="id16" draw:layer="layout" svg:width="0.236cm" svg:height="0.236cm" svg:x="17.557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2" xml:id="id17" draw:id="id17" draw:layer="layout" svg:width="0.236cm" svg:height="0.236cm" svg:x="17.928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2" xml:id="id18" draw:id="id18" draw:layer="layout" svg:width="0.236cm" svg:height="0.236cm" svg:x="18.301cm" svg:y="17.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22" draw:layer="layout" draw:type="line" svg:x1="17.775cm" svg:y1="16.621cm" svg:x2="17.572cm" svg:y2="16.919cm" draw:start-shape="id12" draw:start-glue-point="7" draw:end-shape="id13" draw:end-glue-point="11" svg:d="M17775 16621l-203 298" svg:viewBox="0 0 204 299">
              <text:p/>
            </draw:connector>
            <draw:connector draw:style-name="gr24" draw:text-style-name="P22" draw:layer="layout" draw:type="line" svg:x1="17.943cm" svg:y1="16.621cm" svg:x2="18.148cm" svg:y2="16.92cm" draw:start-shape="id12" draw:start-glue-point="9" draw:end-shape="id14" draw:end-glue-point="5" svg:d="M17943 16621l205 299" svg:viewBox="0 0 206 300">
              <text:p/>
            </draw:connector>
            <draw:connector draw:style-name="gr24" draw:text-style-name="P22" draw:layer="layout" draw:type="line" svg:x1="17.488cm" svg:y1="17.121cm" svg:x2="17.303cm" svg:y2="17.35cm" draw:start-shape="id13" draw:start-glue-point="8" draw:end-shape="id15" draw:end-glue-point="4" svg:d="M17488 17121l-185 229" svg:viewBox="0 0 186 230">
              <text:p/>
            </draw:connector>
            <draw:connector draw:style-name="gr24" draw:text-style-name="P22" draw:layer="layout" draw:type="line" svg:x1="17.488cm" svg:y1="17.121cm" svg:x2="17.675cm" svg:y2="17.35cm" draw:start-shape="id13" draw:start-glue-point="8" draw:end-shape="id16" svg:d="M17488 17121l187 229" svg:viewBox="0 0 188 230">
              <text:p/>
            </draw:connector>
            <draw:connector draw:style-name="gr24" draw:text-style-name="P22" draw:layer="layout" draw:type="line" svg:x1="18.232cm" svg:y1="17.122cm" svg:x2="18.046cm" svg:y2="17.35cm" draw:start-shape="id14" draw:end-shape="id17" draw:end-glue-point="4" svg:d="M18232 17122l-186 228" svg:viewBox="0 0 187 229">
              <text:p/>
            </draw:connector>
            <draw:connector draw:style-name="gr24" draw:text-style-name="P22" draw:layer="layout" draw:type="line" svg:x1="18.232cm" svg:y1="17.122cm" svg:x2="18.419cm" svg:y2="17.351cm" draw:start-shape="id14" draw:start-glue-point="8" draw:end-shape="id18" draw:end-glue-point="4" svg:d="M18232 17122l187 229" svg:viewBox="0 0 188 230">
              <text:p/>
            </draw:connector>
          </draw:g>
          <draw:g>
            <draw:custom-shape draw:style-name="gr25" draw:text-style-name="P39" draw:layer="layout" svg:width="1.486cm" svg:height="0.171cm" svg:x="15.39cm" svg:y="16.432cm">
              <text:p/>
              <draw:enhanced-geometry svg:viewBox="0 0 21600 21600" draw:type="rectangle" draw:enhanced-path="M 0 0 L 21600 0 21600 21600 0 21600 0 0 Z N"/>
            </draw:custom-shape>
            <draw:custom-shape draw:style-name="gr26" draw:text-style-name="P40" draw:layer="layout" svg:width="1.486cm" svg:height="1.106cm" svg:x="15.39cm" svg:y="16.432cm">
              <text:p/>
              <draw:enhanced-geometry svg:viewBox="0 0 21600 21600" draw:type="rectangle" draw:enhanced-path="M 0 0 L 21600 0 21600 21600 0 21600 0 0 Z N"/>
            </draw:custom-shape>
            <draw:custom-shape draw:style-name="gr27" draw:text-style-name="P41" draw:layer="layout" svg:width="0.371cm" svg:height="1.106cm" svg:x="15.39cm" svg:y="16.432cm">
              <text:p/>
              <draw:enhanced-geometry svg:viewBox="0 0 21600 21600" draw:type="rectangle" draw:enhanced-path="M 0 0 L 21600 0 21600 21600 0 21600 0 0 Z N"/>
            </draw:custom-shape>
            <draw:custom-shape draw:style-name="gr27" draw:text-style-name="P41" draw:layer="layout" svg:width="0.372cm" svg:height="1.106cm" svg:x="15.761cm" svg:y="16.432cm">
              <text:p/>
              <draw:enhanced-geometry svg:viewBox="0 0 21600 21600" draw:type="rectangle" draw:enhanced-path="M 0 0 L 21600 0 21600 21600 0 21600 0 0 Z N"/>
            </draw:custom-shape>
            <draw:custom-shape draw:style-name="gr27" draw:text-style-name="P41" draw:layer="layout" svg:width="0.371cm" svg:height="1.106cm" svg:x="16.133cm" svg:y="16.432cm">
              <text:p/>
              <draw:enhanced-geometry svg:viewBox="0 0 21600 21600" draw:type="rectangle" draw:enhanced-path="M 0 0 L 21600 0 21600 21600 0 21600 0 0 Z N"/>
            </draw:custom-shape>
            <draw:custom-shape draw:style-name="gr27" draw:text-style-name="P41" draw:layer="layout" svg:width="0.372cm" svg:height="1.106cm" svg:x="16.504cm" svg:y="16.432cm">
              <text:p/>
              <draw:enhanced-geometry svg:viewBox="0 0 21600 21600" draw:type="rectangle" draw:enhanced-path="M 0 0 L 21600 0 21600 21600 0 21600 0 0 Z N"/>
            </draw:custom-shape>
          </draw:g>
        </draw:g>
        <draw:connector draw:style-name="gr28" draw:text-style-name="P34" draw:layer="layout" draw:type="line" svg:x1="17.05cm" svg:y1="15.777cm" svg:x2="17.064cm" svg:y2="12.227cm" draw:end-shape="id19" draw:end-glue-point="2" svg:d="M17050 15777l14-3550" svg:viewBox="0 0 15 3551">
          <text:p/>
        </draw:connector>
        <draw:custom-shape draw:style-name="gr29" draw:text-style-name="P37" draw:layer="layout" svg:width="10.421cm" svg:height="0.937cm" svg:x="14.277cm" svg:y="13.888cm">
          <text:p text:style-name="P36"><text:span text:style-name="T6">кеш</text:span></text:p>
          <draw:enhanced-geometry svg:viewBox="0 0 21600 21600" draw:path-stretchpoint-x="10800" draw:path-stretchpoint-y="10800" draw:text-areas="?f3 ?f4 ?f5 ?f6" draw:type="round-rectangle" draw:modifiers="6562.899786780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 presentation:class="page"/>
          <draw:frame presentation:style-name="pr8" draw:text-style-name="P43" draw:layer="layout" svg:width="16.713cm" svg:height="13.566cm" svg:x="2.1cm" svg:y="14.207cm" presentation:class="notes" presentation:user-transformed="true">
            <draw:text-box>
              <text:p text:style-name="P42"><text:span text:style-name="T15">Выполнение всех описанных выше периодических задач обслуживания берет на себя фоновый процесс автоочистки (autovacuum). Он динамически реагирует на частоту обновления таблиц: чем активней изменения, тем чаще таблица будет обрабатываться.</text:span></text:p>
              <text:p text:style-name="P15"><text:span text:style-name="T15">В системе постоянно присутствует процесс autovacuum launcher, который планирует работу очистки и запускает необходимое число рабочих процессов autovacuum worker, работающих параллельно.</text:span></text:p>
              <text:p text:style-name="P15"><text:span text:style-name="T15">Очистка работает постранично, не приводя к блокировкам других транзакций, хотя и создает, конечно, нагрузку на подсистему ввода-вывода.</text:span></text:p>
              <text:p text:style-name="P15"><text:span text:style-name="T15">Автоматическая очистка перестанет работать при отключении любого из двух параметров </text:span><text:span text:style-name="T23">autovacuum</text:span><text:span text:style-name="T15"> или </text:span><text:span text:style-name="T23">track_counts</text:span><text:span text:style-name="T15">. Может ошибочно показаться, что отключение способно увеличить производительность системы за счет исключения «лишних» операций ввода-вывода.</text:span><text:span text:style-name="T15"><text:line-break/></text:span><text:span text:style-name="T15">На самом деле отказ от очистки влечет за собой последствия, описанные выше: неконтролируемое разрастание файлов, замедление запросов и риск аварийной остановки сервера. В конечном итоге это приведет к полному параличу системы.</text:span></text:p>
              <text:p text:style-name="P15"><text:span text:style-name="T14">Автоочистка должна работать. Она настраивается большим количеством конфигурационных параметров; эта настройка детально обсуждается в курсе DBA2 «Настройка и мониторинг».</text:span></text:p>
            </draw:text-box>
          </draw:frame>
        </presentation:notes>
      </draw:page>
      <draw:page draw:name="page9"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9">Запуск вручную</text:span></text:p>
          </draw:text-box>
        </draw:frame>
        <draw:frame presentation:style-name="pr4" draw:text-style-name="P17" draw:layer="layout" svg:width="25.6cm" svg:height="14.4cm" svg:x="1.2cm" svg:y="4.8cm" presentation:class="outline" presentation:user-transformed="true">
          <draw:text-box>
            <text:list text:style-name="L3">
              <text:list-item>
                <text:p text:style-name="P9"><text:span text:style-name="T10">Очистка</text:span></text:p>
                <text:list>
                  <text:list-item>
                    <text:p text:style-name="P44"><text:span text:style-name="T24">VACUUM [</text:span><text:span text:style-name="T25">таблица</text:span><text:span text:style-name="T26">, ...]</text:span><text:span text:style-name="T25"><text:tab/></text:span><text:span text:style-name="T27">очистка отдельных таблиц</text:span></text:p>
                  </text:list-item>
                  <text:list-item>
                    <text:p text:style-name="P45"><text:span text:style-name="T24">VACUUM</text:span><text:span text:style-name="T24"><text:tab/></text:span><text:span text:style-name="T28">очистка всей БД</text:span></text:p>
                  </text:list-item>
                  <text:list-item>
                    <text:p text:style-name="P46"><text:span text:style-name="T24">$ vacuumdb</text:span><text:span text:style-name="T29"><text:tab/></text:span><text:span text:style-name="T28">обертка для использования в ОС</text:span></text:p>
                  </text:list-item>
                </text:list>
              </text:list-item>
              <text:list-item>
                <text:p text:style-name="P47"><text:span text:style-name="T30">Анализ</text:span></text:p>
                <text:list>
                  <text:list-item>
                    <text:p text:style-name="P48"><text:span text:style-name="T24">ANALYZE</text:span></text:p>
                  </text:list-item>
                  <text:list-item>
                    <text:p text:style-name="P49"><text:span text:style-name="T24">$ vacuumdb --analyze-only</text:span></text:p>
                  </text:list-item>
                </text:list>
              </text:list-item>
              <text:list-item>
                <text:p text:style-name="P47"><text:span text:style-name="T30">Очистка и анализ</text:span></text:p>
                <text:list>
                  <text:list-item>
                    <text:p text:style-name="P48"><text:span text:style-name="T24">VACUUM ANALYZE</text:span></text:p>
                  </text:list-item>
                  <text:list-item>
                    <text:p text:style-name="P50"><text:span text:style-name="T24">$ vacuumdb --analyze</text:span></text:p>
                  </text:list-item>
                  <text:list-item>
                    <text:p text:style-name="P14"><text:span text:style-name="T13"/></text:p>
                  </text:list-item>
                  <text:list-item>
                    <text:p text:style-name="P14"><text:span text:style-name="T13"/></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5" draw:text-style-name="P16" draw:layer="layout" svg:width="16.799cm" svg:height="13.364cm" svg:x="2.1cm" svg:y="14.107cm" presentation:class="notes" presentation:user-transformed="true">
            <draw:text-box>
              <text:p text:style-name="P25"><text:span text:style-name="T6">При необходимости очистку и анализ можно запускать вручную.</text:span></text:p>
              <text:p text:style-name="P25"><text:span text:style-name="T6">Для этого служат команды VACUUM (только очистка), ANALYZE (только анализ), а также VACUUM ANALYZE (и очистка, и анализ).</text:span></text:p>
              <text:p text:style-name="P25"><text:span text:style-name="T6">Автоочистка отличается от запуска очистки и анализа по расписанию тем, что реагирует на активность изменения данных. Слишком частый запуск по расписанию создаст ненужную нагрузку на систему. Если же запускать очистку редко, при большом объеме изменений файлы могут успеть существенно вырасти в размерах.</text:span></text:p>
              <text:p text:style-name="P25"><text:span text:style-name="T16"><text:a xlink:href="https://postgrespro.ru/docs/postgresql/16/sql-vacuum" xlink:type="simple">https://postgrespro.ru/docs/postgresql/16/sql-vacuum</text:a></text:span></text:p>
              <text:p text:style-name="P15"><text:span text:style-name="T16"><text:a xlink:href="https://postgrespro.ru/docs/postgresql/16/sql-analyze" xlink:type="simple">https://postgrespro.ru/docs/postgresql/16/sql-analyze</text:a></text:span></text:p>
            </draw:text-box>
          </draw:frame>
        </presentation:notes>
      </draw:page>
      <draw:page draw:name="page10" draw:style-name="dp1" draw:master-page-name="master" presentation:presentation-page-layout-name="AL1T1">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0" draw:text-style-name="P51" draw:layer="layout" svg:width="17.893cm" svg:height="11.728cm" svg:x="5.054cm" svg:y="6.182cm">
          <draw:image xlink:href="Pictures/10000001000001B9000001219F9F77CFE0FDB8A0.png" xlink:type="simple" xlink:show="embed" xlink:actuate="onLoad" draw:mime-type="image/png">
            <text:p text:style-name="P1"><text:span text:style-name="T31"/></text:p>
            <text:p text:style-name="P1"><text:span text:style-name="T31"/></text:p>
            <text:p text:style-name="P1"><text:span text:style-name="T31"/></text:p>
            <text:p text:style-name="P1"><text:span text:style-name="T31"><text:s text:c="11"/></text:span><text:span text:style-name="T31">$ psql</text:span></text:p>
            <text:p text:style-name="P1"><text:span text:style-name="T31"><text:s text:c="11"/></text:span><text:span text:style-name="T31">postgres=#</text:span></text:p>
          </draw:image>
        </draw:frame>
        <presentation:notes draw:style-name="dp2">
          <draw:page-thumbnail draw:style-name="gr2" draw:layer="layout" svg:width="14.848cm" svg:height="11.136cm" svg:x="3.075cm" svg:y="2.257cm" draw:page-number="10" presentation:class="page"/>
          <draw:frame presentation:style-name="pr11" draw:text-style-name="P11" draw:layer="layout" svg:width="16.799cm" svg:height="13.364cm" svg:x="2.1cm" svg:y="14.107cm" presentation:class="notes" presentation:placeholder="true">
            <draw:text-box/>
          </draw:frame>
        </presentation:notes>
      </draw:page>
      <draw:page draw:name="page11" draw:style-name="dp1" draw:master-page-name="master" presentation:presentation-page-layout-name="AL1T1">
        <draw:frame presentation:style-name="pr3" draw:text-style-name="P8" draw:layer="layout" svg:width="20.644cm" svg:height="1.741cm" svg:x="1.2cm" svg:y="0.737cm" presentation:class="title" presentation:user-transformed="true">
          <draw:text-box>
            <text:p><text:span text:style-name="T9">Проблема разрастания</text:span></text:p>
          </draw:text-box>
        </draw:frame>
        <draw:frame presentation:style-name="pr4" draw:text-style-name="P17" draw:layer="layout" svg:width="25.6cm" svg:height="14.4cm" svg:x="1.2cm" svg:y="4.8cm" presentation:class="outline" presentation:user-transformed="true">
          <draw:text-box>
            <text:list text:style-name="L3">
              <text:list-item>
                <text:p text:style-name="P9"><text:span text:style-name="T10">Очистка не уменьшает размер таблиц и индексов</text:span></text:p>
                <text:list>
                  <text:list-item>
                    <text:p text:style-name="P46"><text:span text:style-name="T11">«дыры» в страницах используются для новых данных,</text:span><text:span text:style-name="T11"><text:line-break/></text:span><text:span text:style-name="T11">но место не возвращается операционной системе</text:span></text:p>
                  </text:list-item>
                </text:list>
              </text:list-item>
              <text:list-item>
                <text:p text:style-name="P9"><text:span text:style-name="T32">Причины разрастания</text:span></text:p>
                <text:list>
                  <text:list-item>
                    <text:p text:style-name="P52"><text:span text:style-name="T11">неправильная настройка автоочистки</text:span></text:p>
                  </text:list-item>
                  <text:list-item>
                    <text:p text:style-name="P52"><text:span text:style-name="T11">массовое изменение данных</text:span></text:p>
                  </text:list-item>
                  <text:list-item>
                    <text:p text:style-name="P46"><text:span text:style-name="T11">долгие транзакции</text:span></text:p>
                  </text:list-item>
                </text:list>
              </text:list-item>
              <text:list-item>
                <text:p text:style-name="P9"><text:span text:style-name="T10">Негативное влияние</text:span></text:p>
                <text:list>
                  <text:list-item>
                    <text:p text:style-name="P45"><text:span text:style-name="T11">перерасход места на диске</text:span></text:p>
                  </text:list-item>
                  <text:list-item>
                    <text:p text:style-name="P45"><text:span text:style-name="T11">замедление последовательного просмотра таблиц</text:span></text:p>
                  </text:list-item>
                  <text:list-item>
                    <text:p text:style-name="P47"><text:span text:style-name="T11">уменьшение эффективности индексного доступа</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16" draw:layer="layout" svg:width="16.799cm" svg:height="13.766cm" svg:x="2.1cm" svg:y="14.107cm" presentation:class="notes" presentation:user-transformed="true">
            <draw:text-box>
              <text:p text:style-name="P15"><text:span text:style-name="T14">Очистка вычищает неактуальные версии строк из страниц. В страницах образуется свободное пространство, которое затем используется для размещения новых данных. Но освободившееся место не возвращается операционной системе, то есть с точки зрения ОС размер файлов данных не уменьшается.</text:span></text:p>
              <text:p text:style-name="P15"><text:span text:style-name="T14">В случае индексов (B-деревьев) дело осложняется тем, чт</text:span><text:span text:style-name="T33">о если на странице не хватает места для размещения индексной записи, страница расщепляется на две. Получившиеся страницы уже никогда не объединяются, даже если из них будут удалены все индексные записи.</text:span></text:p>
              <text:p text:style-name="P15"><text:span text:style-name="T14">При правильной настройке процесса автоочистки </text:span><text:span text:style-name="T34">файлы данных вырастают на некоторую постоянную величину за счет обновлений между запусками очистки. Но если выполняется одномоментное изменение большого объема данных или в системе присутствуют долгие транзакции (удерживающие снимки данных и не позволяющие вычищать неактуальные версии строк), очистка не сможет своевременно освобождать место. В результате размер таблиц и индексов может продолжать увеличиваться.</text:span></text:p>
              <text:p text:style-name="P25"><text:span text:style-name="T34">Разрастание файлов данных ведет не только к перерасходу места на диске (в том числе и для резервных копий), но и к ухудшению производительности.</text:span></text:p>
              <text:p text:style-name="P25"><text:span text:style-name="T16"><text:a xlink:href="https://wiki.postgresql.org/wiki/Show_database_bloat" xlink:type="simple">https://wiki.postgresql.org/wiki/Show_database_bloat</text:a></text:span></text:p>
              <text:p text:style-name="P25"><text:span text:style-name="T16"><text:a xlink:href="https://postgrespro.ru/docs/postgresql/16/pgstattuple" xlink:type="simple">https://postgrespro.ru/docs/postgresql/16/pgstattuple</text:a></text:span></text:p>
            </draw:text-box>
          </draw:frame>
        </presentation:notes>
      </draw:page>
      <draw:page draw:name="page12" draw:style-name="dp1" draw:master-page-name="master" presentation:presentation-page-layout-name="AL1T1">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0" draw:text-style-name="P51" draw:layer="layout" svg:width="17.893cm" svg:height="11.728cm" svg:x="5.054cm" svg:y="6.182cm">
          <draw:image xlink:href="Pictures/10000001000001B9000001219F9F77CFE0FDB8A0.png" xlink:type="simple" xlink:show="embed" xlink:actuate="onLoad" draw:mime-type="image/png">
            <text:p text:style-name="P1"><text:span text:style-name="T31"/></text:p>
            <text:p text:style-name="P1"><text:span text:style-name="T31"/></text:p>
            <text:p text:style-name="P1"><text:span text:style-name="T31"/></text:p>
            <text:p text:style-name="P1"><text:span text:style-name="T31"><text:s text:c="11"/></text:span><text:span text:style-name="T31">$ psql</text:span></text:p>
            <text:p text:style-name="P1"><text:span text:style-name="T31"><text:s text:c="11"/></text:span><text:span text:style-name="T31">postgres=#</text:span></text:p>
          </draw:image>
        </draw:frame>
        <presentation:notes draw:style-name="dp2">
          <draw:page-thumbnail draw:style-name="gr2" draw:layer="layout" svg:width="14.848cm" svg:height="11.136cm" svg:x="3.075cm" svg:y="2.257cm" draw:page-number="12" presentation:class="page"/>
          <draw:frame presentation:style-name="pr11" draw:text-style-name="P11" draw:layer="layout" svg:width="16.799cm" svg:height="13.364cm" svg:x="2.1cm" svg:y="14.107cm" presentation:class="notes" presentation:placeholder="true">
            <draw:text-box/>
          </draw:frame>
        </presentation:notes>
      </draw:page>
      <draw:page draw:name="page13"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9">Перестроение объектов</text:span></text:p>
          </draw:text-box>
        </draw:frame>
        <draw:frame presentation:style-name="pr4" draw:text-style-name="P17" draw:layer="layout" svg:width="25.6cm" svg:height="14.4cm" svg:x="1.2cm" svg:y="4.8cm" presentation:class="outline" presentation:user-transformed="true">
          <draw:text-box>
            <text:list text:style-name="L3">
              <text:list-item>
                <text:p text:style-name="P9"><text:span text:style-name="T10">Полная очистка</text:span></text:p>
                <text:list>
                  <text:list-item>
                    <text:p text:style-name="P45"><text:span text:style-name="T26">VACUUM FULL</text:span></text:p>
                  </text:list-item>
                  <text:list-item>
                    <text:p text:style-name="P53"><text:span text:style-name="T26">$ vacuumdb --full</text:span></text:p>
                  </text:list-item>
                  <text:list-item>
                    <text:p text:style-name="P12"><text:span text:style-name="T11">полностью перестраивает содержимое таблиц и индексов</text:span></text:p>
                  </text:list-item>
                  <text:list-item>
                    <text:p text:style-name="P54"><text:span text:style-name="T35">полностью блокирует работу с таблицей</text:span></text:p>
                  </text:list-item>
                </text:list>
              </text:list-item>
              <text:list-item>
                <text:p text:style-name="P9"><text:span text:style-name="T10">Перестроение индексов</text:span></text:p>
                <text:list>
                  <text:list-item>
                    <text:p text:style-name="P55"><text:span text:style-name="T36">REINDEX</text:span></text:p>
                    <text:p text:style-name="P48"><text:span text:style-name="T11">перестраивает индексы</text:span></text:p>
                  </text:list-item>
                  <text:list-item>
                    <text:p text:style-name="P56"><text:span text:style-name="T35">полностью блокирует работу с индексом</text:span><text:span text:style-name="T35"><text:line-break/></text:span><text:span text:style-name="T35">и блокирует изменение </text:span><text:span text:style-name="T11">таблицы</text:span></text:p>
                    <text:p text:style-name="P14"><text:span text:style-name="T9"/></text:p>
                  </text:list-item>
                  <text:list-item>
                    <text:p><text:span text:style-name="T11"/></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8" draw:text-style-name="P16" draw:layer="layout" svg:width="16.799cm" svg:height="13.566cm" svg:x="2.1cm" svg:y="14.107cm" presentation:class="notes" presentation:user-transformed="true">
            <draw:text-box>
              <text:p text:style-name="P15"><text:span text:style-name="T34">Для того чтобы уменьшить физический размер разросшихся таблиц</text:span><text:span text:style-name="T34"><text:line-break/></text:span><text:span text:style-name="T34">и индексов, требуется</text:span><text:span text:style-name="T6"> </text:span><text:span text:style-name="T37">полная очистка</text:span><text:span text:style-name="T6">.</text:span></text:p>
              <text:p text:style-name="P25"><text:span text:style-name="T6">Команда VACUUM FULL полностью перезаписывает содержимое таблицы и ее индексов, минимизируя занимаемое место. Однако этот процесс требует исключительной блокировки таблицы и поэтому не может выполняться параллельно с другими транзакциями.</text:span></text:p>
              <text:p text:style-name="P25"><text:span text:style-name="T16"><text:a xlink:href="https://postgrespro.ru/docs/postgresql/16/sql-vacuum" xlink:type="simple">https://postgrespro.ru/docs/postgresql/16/sql-vacuum</text:a></text:span></text:p>
              <text:p text:style-name="P15"><text:span text:style-name="T14">Можно перестроить один индекс или несколько индексов, не трогая таблицу, — это делает команда REINDEX. Она устанавливает <text:s/>блокировки на запись в таблицу и на использование перестраиваемого индекса, поэтому транзакции, пытающиеся изменить таблицу или планировать запрос к ней, будут приостановлены.</text:span></text:p>
              <text:p text:style-name="P15"><text:span text:style-name="T16"><text:a xlink:href="https://postgrespro.ru/docs/postgresql/16/sql-reindex" xlink:type="simple">https://postgrespro.ru/docs/postgresql/16/sql-reindex</text:a></text:span></text:p>
              <text:p text:style-name="P25"><text:span text:style-name="T6">Если долгая исключительная блокировка нежелательна,</text:span><text:span text:style-name="T6"><text:line-break/></text:span><text:span text:style-name="T6">можно рассмотреть стороннее расширение pg_repack <text:s/></text:span><text:span text:style-name="T16"><text:a xlink:href="https://github.com/reorg/pg_repack" xlink:type="simple">https://github.com/reorg/pg_repack</text:a></text:span><text:span text:style-name="T6">, позволяющее выполнить перестроение таблицы и ее индексов «на лету».</text:span></text:p>
            </draw:text-box>
          </draw:frame>
        </presentation:notes>
      </draw:page>
      <draw:page draw:name="page14" draw:style-name="dp1" draw:master-page-name="master" presentation:presentation-page-layout-name="AL1T1">
        <draw:frame presentation:style-name="pr3" draw:text-style-name="P8" draw:layer="layout" svg:width="20.644cm" svg:height="1.741cm" svg:x="1.2cm" svg:y="0.737cm" presentation:class="title" presentation:user-transformed="true">
          <draw:text-box>
            <text:p><text:span text:style-name="T9">Перестроение объектов</text:span></text:p>
          </draw:text-box>
        </draw:frame>
        <draw:frame presentation:style-name="pr4" draw:text-style-name="P17" draw:layer="layout" svg:width="25.6cm" svg:height="14.4cm" svg:x="1.2cm" svg:y="4.8cm" presentation:class="outline" presentation:user-transformed="true">
          <draw:text-box>
            <text:list text:style-name="L3">
              <text:list-item>
                <text:p text:style-name="P9"><text:span text:style-name="T32">Неблокирующее перестроение индексов</text:span></text:p>
                <text:list>
                  <text:list-item>
                    <text:p text:style-name="P57"><text:span text:style-name="T36">REINDEX ... CONCURRENTLY</text:span></text:p>
                  </text:list-item>
                  <text:list-item>
                    <text:p text:style-name="P58"><text:span text:style-name="T11">перестраивает индексы, не блокируя изменение таблицы</text:span></text:p>
                  </text:list-item>
                  <text:list-item>
                    <text:p text:style-name="P59"><text:span text:style-name="T29">выполняется дольше и может завершиться неудачно</text:span></text:p>
                  </text:list-item>
                  <text:list-item>
                    <text:p text:style-name="P58"><text:span text:style-name="T29">не транзакционно</text:span></text:p>
                  </text:list-item>
                  <text:list-item>
                    <text:p text:style-name="P59"><text:span text:style-name="T11">не работает для системных индексов</text:span></text:p>
                  </text:list-item>
                  <text:list-item>
                    <text:p text:style-name="P60"><text:span text:style-name="T11">не работает для индексов, связанных с ограничениями-исключениями</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text-style-name="P16" draw:layer="layout" svg:width="16.799cm" svg:height="13.364cm" svg:x="2.1cm" svg:y="14.107cm" presentation:class="notes" presentation:user-transformed="true">
            <draw:text-box>
              <text:p text:style-name="P25"><text:span text:style-name="T14">Команда REINDEX с указанием CONCURRENTLY работает без блокировки таблицы на запись. </text:span><text:span text:style-name="T6">Однако неблокирующее перестроение выполняется дольше и может завершиться неудачно (из-за взаимоблокировок) — в таком случае индекс потребуется еще раз перестроить.</text:span></text:p>
              <text:p text:style-name="P15"><text:span text:style-name="T6">У неблокирующего перестроения индексов есть ряд ограничений. Такая операция не может выполняться внутри транзакции. В неблокирующем режиме нельзя перестроить системные индексы и индексы, связанные с ограничениями-исключениями (EXCLUDE).</text:span></text:p>
            </draw:text-box>
          </draw:frame>
        </presentation:notes>
      </draw:page>
      <draw:page draw:name="page15" draw:style-name="dp1" draw:master-page-name="master" presentation:presentation-page-layout-name="AL1T1">
        <draw:frame presentation:style-name="pr9" draw:text-style-name="P8" draw:layer="layout" svg:width="19.8cm" svg:height="1.741cm" svg:x="1.2cm" svg:y="0.737cm" presentation:class="title" presentation:user-transformed="true">
          <draw:text-box>
            <text:p><text:span text:style-name="T9">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30" draw:text-style-name="P51" draw:layer="layout" svg:width="17.893cm" svg:height="11.728cm" svg:x="5.054cm" svg:y="6.182cm">
          <draw:image xlink:href="Pictures/10000001000001B9000001219F9F77CFE0FDB8A0.png" xlink:type="simple" xlink:show="embed" xlink:actuate="onLoad" draw:mime-type="image/png">
            <text:p text:style-name="P1"><text:span text:style-name="T31"/></text:p>
            <text:p text:style-name="P1"><text:span text:style-name="T31"/></text:p>
            <text:p text:style-name="P1"><text:span text:style-name="T31"/></text:p>
            <text:p text:style-name="P1"><text:span text:style-name="T31"><text:s text:c="11"/></text:span><text:span text:style-name="T31">$ psql</text:span></text:p>
            <text:p text:style-name="P1"><text:span text:style-name="T31"><text:s text:c="11"/></text:span><text:span text:style-name="T31">postgres=#</text:span></text:p>
          </draw:image>
        </draw:frame>
        <presentation:notes draw:style-name="dp2">
          <draw:page-thumbnail draw:style-name="gr2" draw:layer="layout" svg:width="14.848cm" svg:height="11.136cm" svg:x="3.075cm" svg:y="2.257cm" draw:page-number="15" presentation:class="page"/>
          <draw:frame presentation:style-name="pr11" draw:text-style-name="P11" draw:layer="layout" svg:width="16.799cm" svg:height="13.364cm" svg:x="2.1cm" svg:y="14.107cm" presentation:class="notes" presentation:placeholder="true">
            <draw:text-box/>
          </draw:frame>
        </presentation:notes>
      </draw:page>
      <draw:page draw:name="page16"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9">Итоги</text:span></text:p>
          </draw:text-box>
        </draw:frame>
        <draw:frame presentation:style-name="pr4" draw:text-style-name="P17" draw:layer="layout" svg:width="25.6cm" svg:height="14.4cm" svg:x="1.2cm" svg:y="4.8cm" presentation:class="outline" presentation:user-transformed="true">
          <draw:text-box>
            <text:list text:style-name="L3">
              <text:list-item>
                <text:p text:style-name="P9"><text:span text:style-name="T38">Версии строк накапливаются, поэтому необходима</text:span><text:span text:style-name="T38"><text:line-break/></text:span><text:span text:style-name="T38">периодическая очистка</text:span></text:p>
              </text:list-item>
              <text:list-item>
                <text:p text:style-name="P9"><text:span text:style-name="T9">Процедура очистки решает много других задач:</text:span></text:p>
                <text:list>
                  <text:list-item>
                    <text:p text:style-name="P15"><text:span text:style-name="T9">обновление карт видимости и свободного пространства</text:span></text:p>
                  </text:list-item>
                  <text:list-item>
                    <text:p text:style-name="P12"><text:span text:style-name="T9">сбор статистики для планировщика</text:span></text:p>
                  </text:list-item>
                  <text:list-item>
                    <text:p text:style-name="P13"><text:span text:style-name="T9">заморозка старых версий строк</text:span></text:p>
                  </text:list-item>
                </text:list>
              </text:list-item>
              <text:list-item>
                <text:p><text:span text:style-name="T9">Автоочистка должна работать, но требует настройки</text:span></text:p>
              </text:list-item>
              <text:list-item>
                <text:p><text:span text:style-name="T39">При разрастании может потребоваться полная очистка</text:span></text:p>
              </text:list-item>
              <text:list-item>
                <text:p><text:span text:style-name="T9"/></text:p>
              </text:list-item>
              <text:list-item>
                <text:p><text:span text:style-name="T9"/></text:p>
              </text:list-item>
            </text:list>
          </draw:text-box>
        </draw:frame>
        <presentation:notes draw:style-name="dp2">
          <draw:page-thumbnail draw:style-name="gr2" draw:layer="layout" svg:width="14.848cm" svg:height="11.136cm" svg:x="3.075cm" svg:y="2.257cm" draw:page-number="16" presentation:class="page"/>
          <draw:frame presentation:style-name="pr5" draw:text-style-name="P61" draw:layer="layout" svg:width="16.799cm" svg:height="13.364cm" svg:x="2.1cm" svg:y="14.107cm" presentation:class="notes" presentation:placeholder="true">
            <draw:text-box/>
          </draw:frame>
        </presentation:notes>
      </draw:page>
      <draw:page draw:name="page17" draw:style-name="dp1" draw:master-page-name="master" presentation:presentation-page-layout-name="AL1T1">
        <draw:frame presentation:style-name="pr9" draw:text-style-name="P8" draw:layer="layout" svg:width="19.8cm" svg:height="1.741cm" svg:x="1.2cm" svg:y="0.737cm" presentation:class="title" presentation:user-transformed="true">
          <draw:text-box>
            <text:p><text:span text:style-name="T9">Практика</text:span></text:p>
          </draw:text-box>
        </draw:frame>
        <draw:frame presentation:style-name="pr12" draw:text-style-name="P62" draw:layer="layout" svg:width="25.6cm" svg:height="14.4cm" svg:x="1.2cm" svg:y="4.8cm" presentation:class="outline" presentation:user-transformed="true">
          <draw:text-box>
            <text:list text:style-name="L4">
              <text:list-item>
                <text:p text:style-name="P14"><text:span text:style-name="T40">Отключите процесс автоочистки и убедитесь, что он</text:span><text:span text:style-name="T40"><text:line-break/></text:span><text:span text:style-name="T40">не работает.</text:span></text:p>
              </text:list-item>
              <text:list-item>
                <text:p text:style-name="P14"><text:span text:style-name="T40">В новой базе данных создайте таблицу с одним числовым столбцом и индекс по этой таблице. Вставьте в таблицу 10</text:span><text:span text:style-name="T41">0</text:span><text:span text:style-name="T40">000 случайных чисел.</text:span></text:p>
              </text:list-item>
            </text:list>
            <text:list text:style-name="L5">
              <text:list-item>
                <text:p text:style-name="P14"><text:span text:style-name="T40">Несколько раз измените половину строк таблицы, контролируя на каждом шаге размер таблицы и индекса.</text:span></text:p>
              </text:list-item>
              <text:list-item>
                <text:p text:style-name="P14"><text:span text:style-name="T40">Выполните полную очистку.</text:span></text:p>
              </text:list-item>
              <text:list-item>
                <text:p text:style-name="P14"><text:span text:style-name="T40">Повторите действия пункта 3, вызывая после каждого изменения обычную очистку. Сравните результаты.</text:span></text:p>
              </text:list-item>
              <text:list-item>
                <text:p text:style-name="P14"><text:span text:style-name="T40">Включите процесс автоочистки.</text:span></text:p>
              </text:list-item>
            </text:list>
          </draw:text-box>
        </draw:frame>
        <presentation:notes draw:style-name="dp2">
          <draw:page-thumbnail draw:style-name="gr2" draw:layer="layout" svg:width="14.848cm" svg:height="11.136cm" svg:x="3.075cm" svg:y="2.257cm" draw:page-number="17" presentation:class="page"/>
          <draw:frame presentation:style-name="pr13" draw:text-style-name="P64" draw:layer="layout" svg:width="16.799cm" svg:height="14.64cm" svg:x="2.1cm" svg:y="14.107cm" presentation:class="notes" presentation:user-transformed="true">
            <draw:text-box>
              <text:p text:style-name="P63"><text:span text:style-name="T42">1. Установите параметр </text:span><text:span text:style-name="T43">autovacuum</text:span><text:span text:style-name="T42"> в значение off и попросите сервер перечитать файлы конфигурации.</text:span></text:p>
              <text:p text:style-name="P63"><text:span text:style-name="T42"/></text:p>
              <text:p text:style-name="P63"><text:span text:style-name="T42">3. Используйте функции </text:span><text:span text:style-name="T44">pg_table_size(</text:span><text:span text:style-name="T45">имя-таблицы</text:span><text:span text:style-name="T44">)</text:span><text:span text:style-name="T42"> и </text:span><text:span text:style-name="T44">pg_indexes_size(</text:span><text:span text:style-name="T45">имя-таблицы</text:span><text:span text:style-name="T44">)</text:span><text:span text:style-name="T42">. Подробнее о функциях для вычисления размеров различных объектов говорится в модуле «Организация данных».</text:span></text:p>
              <text:p text:style-name="P63"><text:span text:style-name="T42"/></text:p>
              <text:p text:style-name="P63"><text:span text:style-name="T42">6. Установите параметр </text:span><text:span text:style-name="T43">autovacuum</text:span><text:span text:style-name="T42"> в значение on (или сбросьте значение этого параметра командой RESET), затем попросите сервер перечитать файлы конфигурации.</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draw:fill-image-width="0cm" draw:fill-image-height="0cm"/>
      <style:paragraph-properties fo:margin-left="0cm" fo:margin-right="0cm" fo:margin-top="0cm" fo:margin-bottom="0.254cm"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4pt" fo:language="ru" fo:country="RU"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406cm" fo:text-indent="0cm" style:writing-mode="lr-tb"/>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203cm" fo:margin-bottom="0.203cm" fo:text-indent="0cm" style:writing-mode="lr-tb"/>
      <style:text-properties style:font-name="Liberation Serif" fo:font-family="'Liberation Serif'" style:font-family-generic="roman" style:font-pitch="variable" fo:font-size="22pt" style:font-size-asian="24pt" style:font-size-complex="24pt"/>
    </style:style>
    <style:style style:name="master-outline3" style:family="presentation" style:parent-style-name="master-outline2">
      <style:paragraph-properties fo:margin-top="0.203cm" fo:margin-bottom="0.203cm" style:writing-mode="lr-tb"/>
      <style:text-properties style:font-name="Liberation Serif" fo:font-family="'Liberation Serif'" style:font-family-generic="roman" style:font-pitch="variable" fo:font-size="18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backgroundobjects">
      <style:graphic-properties draw:stroke="none" draw:fill="gradient" draw:fill-color="#f0e6ff" draw:fill-gradient-name="Gradient_20_2" draw:textarea-vertical-align="middle" draw:auto-grow-height="false"/>
    </style:style>
    <style:style style:name="Mpr2" style:family="presentation" style:parent-style-name="master-outline1">
      <style:graphic-properties fo:min-height="12.18cm"/>
      <style:paragraph-properties style:writing-mode="lr-tb"/>
    </style:style>
    <style:style style:name="Mpr3" style:family="presentation" style:parent-style-name="master-backgroundobjects">
      <style:graphic-properties draw:stroke="none" draw:fill="none" draw:fill-color="#ffffff" draw:auto-grow-height="false" fo:min-height="1.485cm"/>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6" style:family="presentation" style:parent-style-name="master1_5f_-backgroundobjects">
      <style:graphic-properties draw:stroke="none" draw:fill="none" draw:fill-color="#ffffff" draw:auto-grow-height="false" fo:min-height="1.485cm"/>
      <style:paragraph-properties style:writing-mode="lr-tb"/>
    </style:style>
    <style:style style:name="Mpr7"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none"/>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7D907F2C01A3674.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draw:frame draw:style-name="Mgr3" draw:text-style-name="MP7"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5"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5" draw:text-style-name="MP7"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1T16:50:20.766729314</meta:creation-date>
    <meta:editing-duration>P24DT21H39M53S</meta:editing-duration>
    <meta:editing-cycles>1030</meta:editing-cycles>
    <meta:generator>LibreOffice/7.3.7.2$Linux_X86_64 LibreOffice_project/30$Build-2</meta:generator>
    <dc:date>2025-02-03T10:48:35.347740154</dc:date>
    <meta:document-statistic meta:object-count="186"/>
    <meta:template xlink:type="simple" xlink:actuate="onRequest" xlink:title="master" xlink:href="../../../../tmp/DBA1/master.otp" meta:date="2015-06-01T16:50:20.490561969"/>
  </office:meta>
</office:document-meta>
</file>